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8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 style:data-style-name="N4">
      <style:table-cell-properties fo:border="0.74pt solid #000000"/>
    </style:style>
    <style:style style:name="ce3" style:family="table-cell" style:parent-style-name="Default" style:data-style-name="N0"/>
    <style:style style:name="ce4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3.9969in" svg:y="0.561in">
            <draw:object draw:notify-on-update-of-ranges="Sheet1.B2:Sheet1.B22 Sheet1.D1:Sheet1.D1 Sheet1.C2:Sheet1.C22 Sheet1.B25:Sheet1.B45 Sheet1.D24:Sheet1.D24 Sheet1.C25:Sheet1.C45 Sheet1.B48:Sheet1.B68 Sheet1.D47:Sheet1.D47 Sheet1.C48:Sheet1.C68 Sheet1.B71:Sheet1.B91 Sheet1.D70:Sheet1.D70 Sheet1.C71:Sheet1.C91 Sheet1.B94:Sheet1.B114 Sheet1.D93:Sheet1.D93 Sheet1.C94:Sheet1.C1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1" table:default-cell-style-name="ce3"/>
        <table:table-column table:style-name="co1" table:default-cell-style-name="Default"/>
        <table:table-row table:style-name="ro1"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w</text:p>
          </table:table-cell>
          <table:table-cell table:style-name="Default" office:value-type="string" calcext:value-type="string">
            <text:p>K=74.97</text:p>
          </table:table-cell>
          <table:table-cell office:value-type="string" calcext:value-type="string">
            <text:p>Step</text:p>
          </table:table-cell>
        </table:table-row>
        <table:table-row table:style-name="ro1">
          <table:table-cell table:formula="of:=74.97" office:value-type="float" office:value="74.97" calcext:value-type="float">
            <text:p>74.97</text:p>
          </table:table-cell>
          <table:table-cell table:formula="of:=[.D2]*[.$E$2]" office:value-type="float" office:value="0" calcext:value-type="float">
            <text:p>0.00</text:p>
          </table:table-cell>
          <table:table-cell table:formula="of:=260 + 0.8*POWER([.B2];0.67) + 1.6*POWER([.A2]-[.B2];0.67)" office:value-type="float" office:value="288.859886244351" calcext:value-type="float">
            <text:p>288.86</text:p>
          </table:table-cell>
          <table:table-cell office:value-type="float" office:value="0" calcext:value-type="float">
            <text:p>0</text:p>
          </table:table-cell>
          <table:table-cell table:style-name="ce4" table:formula="of:=[.A2]/20" office:value-type="float" office:value="3.7485" calcext:value-type="float">
            <text:p>3.75</text:p>
          </table:table-cell>
        </table:table-row>
        <table:table-row table:style-name="ro1">
          <table:table-cell table:formula="of:=74.97" office:value-type="float" office:value="74.97" calcext:value-type="float">
            <text:p>74.97</text:p>
          </table:table-cell>
          <table:table-cell table:formula="of:=[.D3]*[.$E$2]" office:value-type="float" office:value="3.7485" calcext:value-type="float">
            <text:p>3.75</text:p>
          </table:table-cell>
          <table:table-cell table:formula="of:=260 + 0.8*POWER([.B3];0.67) + 1.6*POWER([.A3]-[.B3];0.67)" office:value-type="float" office:value="289.823907097003" calcext:value-type="float">
            <text:p>289.82</text:p>
          </table:table-cell>
          <table:table-cell office:value-type="float" office:value="1" calcext:value-type="float">
            <text:p>1</text:p>
          </table:table-cell>
          <table:table-cell table:style-name="ce4"/>
        </table:table-row>
        <table:table-row table:style-name="ro1">
          <table:table-cell table:formula="of:=74.97" office:value-type="float" office:value="74.97" calcext:value-type="float">
            <text:p>74.97</text:p>
          </table:table-cell>
          <table:table-cell table:formula="of:=[.D4]*[.$E$2]" office:value-type="float" office:value="7.497" calcext:value-type="float">
            <text:p>7.50</text:p>
          </table:table-cell>
          <table:table-cell table:formula="of:=260 + 0.8*POWER([.B4];0.67) + 1.6*POWER([.A4]-[.B4];0.67)" office:value-type="float" office:value="289.977933652203" calcext:value-type="float">
            <text:p>289.98</text:p>
          </table:table-cell>
          <table:table-cell office:value-type="float" office:value="2" calcext:value-type="float">
            <text:p>2</text:p>
          </table:table-cell>
          <table:table-cell table:style-name="ce4"/>
        </table:table-row>
        <table:table-row table:style-name="ro1">
          <table:table-cell table:formula="of:=74.97" office:value-type="float" office:value="74.97" calcext:value-type="float">
            <text:p>74.97</text:p>
          </table:table-cell>
          <table:table-cell table:formula="of:=[.D5]*[.$E$2]" office:value-type="float" office:value="11.2455" calcext:value-type="float">
            <text:p>11.25</text:p>
          </table:table-cell>
          <table:table-cell table:formula="of:=260 + 0.8*POWER([.B5];0.67) + 1.6*POWER([.A5]-[.B5];0.67)" office:value-type="float" office:value="289.930493740934" calcext:value-type="float">
            <text:p>289.93</text:p>
          </table:table-cell>
          <table:table-cell office:value-type="float" office:value="3" calcext:value-type="float">
            <text:p>3</text:p>
          </table:table-cell>
          <table:table-cell table:style-name="ce4"/>
        </table:table-row>
        <table:table-row table:style-name="ro1">
          <table:table-cell table:formula="of:=74.97" office:value-type="float" office:value="74.97" calcext:value-type="float">
            <text:p>74.97</text:p>
          </table:table-cell>
          <table:table-cell table:formula="of:=[.D6]*[.$E$2]" office:value-type="float" office:value="14.994" calcext:value-type="float">
            <text:p>14.99</text:p>
          </table:table-cell>
          <table:table-cell table:formula="of:=260 + 0.8*POWER([.B6];0.67) + 1.6*POWER([.A6]-[.B6];0.67)" office:value-type="float" office:value="289.760770711462" calcext:value-type="float">
            <text:p>289.76</text:p>
          </table:table-cell>
          <table:table-cell office:value-type="float" office:value="4" calcext:value-type="float">
            <text:p>4</text:p>
          </table:table-cell>
          <table:table-cell table:style-name="ce4"/>
        </table:table-row>
        <table:table-row table:style-name="ro1">
          <table:table-cell table:formula="of:=74.97" office:value-type="float" office:value="74.97" calcext:value-type="float">
            <text:p>74.97</text:p>
          </table:table-cell>
          <table:table-cell table:formula="of:=[.D7]*[.$E$2]" office:value-type="float" office:value="18.7425" calcext:value-type="float">
            <text:p>18.74</text:p>
          </table:table-cell>
          <table:table-cell table:formula="of:=260 + 0.8*POWER([.B7];0.67) + 1.6*POWER([.A7]-[.B7];0.67)" office:value-type="float" office:value="289.500602612998" calcext:value-type="float">
            <text:p>289.50</text:p>
          </table:table-cell>
          <table:table-cell office:value-type="float" office:value="5" calcext:value-type="float">
            <text:p>5</text:p>
          </table:table-cell>
          <table:table-cell table:style-name="ce4"/>
        </table:table-row>
        <table:table-row table:style-name="ro1">
          <table:table-cell table:formula="of:=74.97" office:value-type="float" office:value="74.97" calcext:value-type="float">
            <text:p>74.97</text:p>
          </table:table-cell>
          <table:table-cell table:formula="of:=[.D8]*[.$E$2]" office:value-type="float" office:value="22.491" calcext:value-type="float">
            <text:p>22.49</text:p>
          </table:table-cell>
          <table:table-cell table:formula="of:=260 + 0.8*POWER([.B8];0.67) + 1.6*POWER([.A8]-[.B8];0.67)" office:value-type="float" office:value="289.166076770018" calcext:value-type="float">
            <text:p>289.17</text:p>
          </table:table-cell>
          <table:table-cell office:value-type="float" office:value="6" calcext:value-type="float">
            <text:p>6</text:p>
          </table:table-cell>
          <table:table-cell table:style-name="ce4"/>
        </table:table-row>
        <table:table-row table:style-name="ro1">
          <table:table-cell table:formula="of:=74.97" office:value-type="float" office:value="74.97" calcext:value-type="float">
            <text:p>74.97</text:p>
          </table:table-cell>
          <table:table-cell table:formula="of:=[.D9]*[.$E$2]" office:value-type="float" office:value="26.2395" calcext:value-type="float">
            <text:p>26.24</text:p>
          </table:table-cell>
          <table:table-cell table:formula="of:=260 + 0.8*POWER([.B9];0.67) + 1.6*POWER([.A9]-[.B9];0.67)" office:value-type="float" office:value="288.766037001763" calcext:value-type="float">
            <text:p>288.77</text:p>
          </table:table-cell>
          <table:table-cell office:value-type="float" office:value="7" calcext:value-type="float">
            <text:p>7</text:p>
          </table:table-cell>
          <table:table-cell table:style-name="ce4"/>
        </table:table-row>
        <table:table-row table:style-name="ro1">
          <table:table-cell table:formula="of:=74.97" office:value-type="float" office:value="74.97" calcext:value-type="float">
            <text:p>74.97</text:p>
          </table:table-cell>
          <table:table-cell table:formula="of:=[.D10]*[.$E$2]" office:value-type="float" office:value="29.988" calcext:value-type="float">
            <text:p>29.99</text:p>
          </table:table-cell>
          <table:table-cell table:formula="of:=260 + 0.8*POWER([.B10];0.67) + 1.6*POWER([.A10]-[.B10];0.67)" office:value-type="float" office:value="288.305267090042" calcext:value-type="float">
            <text:p>288.31</text:p>
          </table:table-cell>
          <table:table-cell office:value-type="float" office:value="8" calcext:value-type="float">
            <text:p>8</text:p>
          </table:table-cell>
          <table:table-cell table:style-name="ce4"/>
        </table:table-row>
        <table:table-row table:style-name="ro1">
          <table:table-cell table:formula="of:=74.97" office:value-type="float" office:value="74.97" calcext:value-type="float">
            <text:p>74.97</text:p>
          </table:table-cell>
          <table:table-cell table:formula="of:=[.D11]*[.$E$2]" office:value-type="float" office:value="33.7365" calcext:value-type="float">
            <text:p>33.74</text:p>
          </table:table-cell>
          <table:table-cell table:formula="of:=260 + 0.8*POWER([.B11];0.67) + 1.6*POWER([.A11]-[.B11];0.67)" office:value-type="float" office:value="287.785881191854" calcext:value-type="float">
            <text:p>287.79</text:p>
          </table:table-cell>
          <table:table-cell office:value-type="float" office:value="9" calcext:value-type="float">
            <text:p>9</text:p>
          </table:table-cell>
          <table:table-cell table:style-name="ce4"/>
        </table:table-row>
        <table:table-row table:style-name="ro1">
          <table:table-cell table:formula="of:=74.97" office:value-type="float" office:value="74.97" calcext:value-type="float">
            <text:p>74.97</text:p>
          </table:table-cell>
          <table:table-cell table:formula="of:=[.D12]*[.$E$2]" office:value-type="float" office:value="37.485" calcext:value-type="float">
            <text:p>37.49</text:p>
          </table:table-cell>
          <table:table-cell table:formula="of:=260 + 0.8*POWER([.B12];0.67) + 1.6*POWER([.A12]-[.B12];0.67)" office:value-type="float" office:value="287.207947247246" calcext:value-type="float">
            <text:p>287.21</text:p>
          </table:table-cell>
          <table:table-cell office:value-type="float" office:value="10" calcext:value-type="float">
            <text:p>10</text:p>
          </table:table-cell>
          <table:table-cell table:style-name="ce4"/>
        </table:table-row>
        <table:table-row table:style-name="ro1">
          <table:table-cell table:formula="of:=74.97" office:value-type="float" office:value="74.97" calcext:value-type="float">
            <text:p>74.97</text:p>
          </table:table-cell>
          <table:table-cell table:formula="of:=[.D13]*[.$E$2]" office:value-type="float" office:value="41.2335" calcext:value-type="float">
            <text:p>41.23</text:p>
          </table:table-cell>
          <table:table-cell table:formula="of:=260 + 0.8*POWER([.B13];0.67) + 1.6*POWER([.A13]-[.B13];0.67)" office:value-type="float" office:value="286.569700430237" calcext:value-type="float">
            <text:p>286.57</text:p>
          </table:table-cell>
          <table:table-cell office:value-type="float" office:value="11" calcext:value-type="float">
            <text:p>11</text:p>
          </table:table-cell>
          <table:table-cell table:style-name="ce4"/>
        </table:table-row>
        <table:table-row table:style-name="ro1">
          <table:table-cell table:formula="of:=74.97" office:value-type="float" office:value="74.97" calcext:value-type="float">
            <text:p>74.97</text:p>
          </table:table-cell>
          <table:table-cell table:formula="of:=[.D14]*[.$E$2]" office:value-type="float" office:value="44.982" calcext:value-type="float">
            <text:p>44.98</text:p>
          </table:table-cell>
          <table:table-cell table:formula="of:=260 + 0.8*POWER([.B14];0.67) + 1.6*POWER([.A14]-[.B14];0.67)" office:value-type="float" office:value="285.867465751499" calcext:value-type="float">
            <text:p>285.87</text:p>
          </table:table-cell>
          <table:table-cell office:value-type="float" office:value="12" calcext:value-type="float">
            <text:p>12</text:p>
          </table:table-cell>
          <table:table-cell table:style-name="ce4"/>
        </table:table-row>
        <table:table-row table:style-name="ro1">
          <table:table-cell table:formula="of:=74.97" office:value-type="float" office:value="74.97" calcext:value-type="float">
            <text:p>74.97</text:p>
          </table:table-cell>
          <table:table-cell table:formula="of:=[.D15]*[.$E$2]" office:value-type="float" office:value="48.7305" calcext:value-type="float">
            <text:p>48.73</text:p>
          </table:table-cell>
          <table:table-cell table:formula="of:=260 + 0.8*POWER([.B15];0.67) + 1.6*POWER([.A15]-[.B15];0.67)" office:value-type="float" office:value="285.095287455219" calcext:value-type="float">
            <text:p>285.10</text:p>
          </table:table-cell>
          <table:table-cell office:value-type="float" office:value="13" calcext:value-type="float">
            <text:p>13</text:p>
          </table:table-cell>
          <table:table-cell table:style-name="ce4"/>
        </table:table-row>
        <table:table-row table:style-name="ro1">
          <table:table-cell table:formula="of:=74.97" office:value-type="float" office:value="74.97" calcext:value-type="float">
            <text:p>74.97</text:p>
          </table:table-cell>
          <table:table-cell table:formula="of:=[.D16]*[.$E$2]" office:value-type="float" office:value="52.479" calcext:value-type="float">
            <text:p>52.48</text:p>
          </table:table-cell>
          <table:table-cell table:formula="of:=260 + 0.8*POWER([.B16];0.67) + 1.6*POWER([.A16]-[.B16];0.67)" office:value-type="float" office:value="284.244150432152" calcext:value-type="float">
            <text:p>284.24</text:p>
          </table:table-cell>
          <table:table-cell office:value-type="float" office:value="14" calcext:value-type="float">
            <text:p>14</text:p>
          </table:table-cell>
          <table:table-cell table:style-name="ce4"/>
        </table:table-row>
        <table:table-row table:style-name="ro1">
          <table:table-cell table:formula="of:=74.97" office:value-type="float" office:value="74.97" calcext:value-type="float">
            <text:p>74.97</text:p>
          </table:table-cell>
          <table:table-cell table:formula="of:=[.D17]*[.$E$2]" office:value-type="float" office:value="56.2275" calcext:value-type="float">
            <text:p>56.23</text:p>
          </table:table-cell>
          <table:table-cell table:formula="of:=260 + 0.8*POWER([.B17];0.67) + 1.6*POWER([.A17]-[.B17];0.67)" office:value-type="float" office:value="283.300489702267" calcext:value-type="float">
            <text:p>283.30</text:p>
          </table:table-cell>
          <table:table-cell office:value-type="float" office:value="15" calcext:value-type="float">
            <text:p>15</text:p>
          </table:table-cell>
          <table:table-cell table:style-name="ce4"/>
        </table:table-row>
        <table:table-row table:style-name="ro1">
          <table:table-cell table:formula="of:=74.97" office:value-type="float" office:value="74.97" calcext:value-type="float">
            <text:p>74.97</text:p>
          </table:table-cell>
          <table:table-cell table:formula="of:=[.D18]*[.$E$2]" office:value-type="float" office:value="59.976" calcext:value-type="float">
            <text:p>59.98</text:p>
          </table:table-cell>
          <table:table-cell table:formula="of:=260 + 0.8*POWER([.B18];0.67) + 1.6*POWER([.A18]-[.B18];0.67)" office:value-type="float" office:value="282.243235737642" calcext:value-type="float">
            <text:p>282.24</text:p>
          </table:table-cell>
          <table:table-cell office:value-type="float" office:value="16" calcext:value-type="float">
            <text:p>16</text:p>
          </table:table-cell>
          <table:table-cell table:style-name="ce4"/>
        </table:table-row>
        <table:table-row table:style-name="ro1">
          <table:table-cell table:formula="of:=74.97" office:value-type="float" office:value="74.97" calcext:value-type="float">
            <text:p>74.97</text:p>
          </table:table-cell>
          <table:table-cell table:formula="of:=[.D19]*[.$E$2]" office:value-type="float" office:value="63.7245" calcext:value-type="float">
            <text:p>63.72</text:p>
          </table:table-cell>
          <table:table-cell table:formula="of:=260 + 0.8*POWER([.B19];0.67) + 1.6*POWER([.A19]-[.B19];0.67)" office:value-type="float" office:value="281.037320398473" calcext:value-type="float">
            <text:p>281.04</text:p>
          </table:table-cell>
          <table:table-cell office:value-type="float" office:value="17" calcext:value-type="float">
            <text:p>17</text:p>
          </table:table-cell>
          <table:table-cell table:style-name="ce4"/>
        </table:table-row>
        <table:table-row table:style-name="ro1">
          <table:table-cell table:formula="of:=74.97" office:value-type="float" office:value="74.97" calcext:value-type="float">
            <text:p>74.97</text:p>
          </table:table-cell>
          <table:table-cell table:formula="of:=[.D20]*[.$E$2]" office:value-type="float" office:value="67.473" calcext:value-type="float">
            <text:p>67.47</text:p>
          </table:table-cell>
          <table:table-cell table:formula="of:=260 + 0.8*POWER([.B20];0.67) + 1.6*POWER([.A20]-[.B20];0.67)" office:value-type="float" office:value="279.616567528434" calcext:value-type="float">
            <text:p>279.62</text:p>
          </table:table-cell>
          <table:table-cell office:value-type="float" office:value="18" calcext:value-type="float">
            <text:p>18</text:p>
          </table:table-cell>
          <table:table-cell table:style-name="ce4"/>
        </table:table-row>
        <table:table-row table:style-name="ro1">
          <table:table-cell table:formula="of:=74.97" office:value-type="float" office:value="74.97" calcext:value-type="float">
            <text:p>74.97</text:p>
          </table:table-cell>
          <table:table-cell table:formula="of:=[.D21]*[.$E$2]" office:value-type="float" office:value="71.2215" calcext:value-type="float">
            <text:p>71.22</text:p>
          </table:table-cell>
          <table:table-cell table:formula="of:=260 + 0.8*POWER([.B21];0.67) + 1.6*POWER([.A21]-[.B21];0.67)" office:value-type="float" office:value="277.820431535891" calcext:value-type="float">
            <text:p>277.82</text:p>
          </table:table-cell>
          <table:table-cell office:value-type="float" office:value="19" calcext:value-type="float">
            <text:p>19</text:p>
          </table:table-cell>
          <table:table-cell table:style-name="ce4"/>
        </table:table-row>
        <table:table-row table:style-name="ro1">
          <table:table-cell table:formula="of:=74.97" office:value-type="float" office:value="74.97" calcext:value-type="float">
            <text:p>74.97</text:p>
          </table:table-cell>
          <table:table-cell table:formula="of:=[.D22]*[.$E$2]" office:value-type="float" office:value="74.97" calcext:value-type="float">
            <text:p>74.97</text:p>
          </table:table-cell>
          <table:table-cell table:formula="of:=260 + 0.8*POWER([.B22];0.67) + 1.6*POWER([.A22]-[.B22];0.67)" office:value-type="float" office:value="274.429943122175" calcext:value-type="float">
            <text:p>274.43</text:p>
          </table:table-cell>
          <table:table-cell office:value-type="float" office:value="20" calcext:value-type="float">
            <text:p>20</text:p>
          </table:table-cell>
          <table:table-cell table:style-name="ce4"/>
        </table:table-row>
        <table:table-row table:style-name="ro1">
          <table:table-cell table:style-name="Default" table:number-columns-repeated="4"/>
          <table:table-cell/>
        </table:table-row>
        <table:table-row table:style-name="ro1"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w</text:p>
          </table:table-cell>
          <table:table-cell table:style-name="Default" office:value-type="string" calcext:value-type="string">
            <text:p>K=86.68</text:p>
          </table:table-cell>
          <table:table-cell office:value-type="string" calcext:value-type="string">
            <text:p>Step</text:p>
          </table:table-cell>
        </table:table-row>
        <table:table-row table:style-name="ro1">
          <table:table-cell table:formula="of:=86.68" office:value-type="float" office:value="86.68" calcext:value-type="float">
            <text:p>86.68</text:p>
          </table:table-cell>
          <table:table-cell table:formula="of:=[.D25]*[.$E$25]" office:value-type="float" office:value="0" calcext:value-type="float">
            <text:p>0.00</text:p>
          </table:table-cell>
          <table:table-cell table:formula="of:==260 + 0.8*POWER([.B25];0.67) + 1.6*POWER([.A25]-[.B25];0.67)" office:value-type="float" office:value="291.807215215326" calcext:value-type="float">
            <text:p>291.81</text:p>
          </table:table-cell>
          <table:table-cell office:value-type="float" office:value="0" calcext:value-type="float">
            <text:p>0</text:p>
          </table:table-cell>
          <table:table-cell table:style-name="ce4" table:formula="of:=[.A25]/20" office:value-type="float" office:value="4.334" calcext:value-type="float">
            <text:p>4.33</text:p>
          </table:table-cell>
        </table:table-row>
        <table:table-row table:style-name="ro1">
          <table:table-cell table:formula="of:=86.68" office:value-type="float" office:value="86.68" calcext:value-type="float">
            <text:p>86.68</text:p>
          </table:table-cell>
          <table:table-cell table:formula="of:=[.D26]*[.$E$25]" office:value-type="float" office:value="4.334" calcext:value-type="float">
            <text:p>4.33</text:p>
          </table:table-cell>
          <table:table-cell table:formula="of:==260 + 0.8*POWER([.B26];0.67) + 1.6*POWER([.A26]-[.B26];0.67)" office:value-type="float" office:value="292.86968713475" calcext:value-type="float">
            <text:p>292.87</text:p>
          </table:table-cell>
          <table:table-cell office:value-type="float" office:value="1" calcext:value-type="float">
            <text:p>1</text:p>
          </table:table-cell>
          <table:table-cell table:style-name="ce4"/>
        </table:table-row>
        <table:table-row table:style-name="ro1">
          <table:table-cell table:formula="of:=86.68" office:value-type="float" office:value="86.68" calcext:value-type="float">
            <text:p>86.68</text:p>
          </table:table-cell>
          <table:table-cell table:formula="of:=[.D27]*[.$E$25]" office:value-type="float" office:value="8.668" calcext:value-type="float">
            <text:p>8.67</text:p>
          </table:table-cell>
          <table:table-cell table:formula="of:==260 + 0.8*POWER([.B27];0.67) + 1.6*POWER([.A27]-[.B27];0.67)" office:value-type="float" office:value="293.039443721752" calcext:value-type="float">
            <text:p>293.04</text:p>
          </table:table-cell>
          <table:table-cell office:value-type="float" office:value="2" calcext:value-type="float">
            <text:p>2</text:p>
          </table:table-cell>
          <table:table-cell table:style-name="ce4"/>
        </table:table-row>
        <table:table-row table:style-name="ro1">
          <table:table-cell table:formula="of:=86.68" office:value-type="float" office:value="86.68" calcext:value-type="float">
            <text:p>86.68</text:p>
          </table:table-cell>
          <table:table-cell table:formula="of:=[.D28]*[.$E$25]" office:value-type="float" office:value="13.002" calcext:value-type="float">
            <text:p>13.00</text:p>
          </table:table-cell>
          <table:table-cell table:formula="of:==260 + 0.8*POWER([.B28];0.67) + 1.6*POWER([.A28]-[.B28];0.67)" office:value-type="float" office:value="292.987158988031" calcext:value-type="float">
            <text:p>292.99</text:p>
          </table:table-cell>
          <table:table-cell office:value-type="float" office:value="3" calcext:value-type="float">
            <text:p>3</text:p>
          </table:table-cell>
          <table:table-cell table:style-name="ce4"/>
        </table:table-row>
        <table:table-row table:style-name="ro1">
          <table:table-cell table:formula="of:=86.68" office:value-type="float" office:value="86.68" calcext:value-type="float">
            <text:p>86.68</text:p>
          </table:table-cell>
          <table:table-cell table:formula="of:=[.D29]*[.$E$25]" office:value-type="float" office:value="17.336" calcext:value-type="float">
            <text:p>17.34</text:p>
          </table:table-cell>
          <table:table-cell table:formula="of:==260 + 0.8*POWER([.B29];0.67) + 1.6*POWER([.A29]-[.B29];0.67)" office:value-type="float" office:value="292.800102917202" calcext:value-type="float">
            <text:p>292.80</text:p>
          </table:table-cell>
          <table:table-cell office:value-type="float" office:value="4" calcext:value-type="float">
            <text:p>4</text:p>
          </table:table-cell>
          <table:table-cell table:style-name="ce4"/>
        </table:table-row>
        <table:table-row table:style-name="ro1">
          <table:table-cell table:formula="of:=86.68" office:value-type="float" office:value="86.68" calcext:value-type="float">
            <text:p>86.68</text:p>
          </table:table-cell>
          <table:table-cell table:formula="of:=[.D30]*[.$E$25]" office:value-type="float" office:value="21.67" calcext:value-type="float">
            <text:p>21.67</text:p>
          </table:table-cell>
          <table:table-cell table:formula="of:==260 + 0.8*POWER([.B30];0.67) + 1.6*POWER([.A30]-[.B30];0.67)" office:value-type="float" office:value="292.513365033694" calcext:value-type="float">
            <text:p>292.51</text:p>
          </table:table-cell>
          <table:table-cell office:value-type="float" office:value="5" calcext:value-type="float">
            <text:p>5</text:p>
          </table:table-cell>
          <table:table-cell table:style-name="ce4"/>
        </table:table-row>
        <table:table-row table:style-name="ro1">
          <table:table-cell table:formula="of:=86.68" office:value-type="float" office:value="86.68" calcext:value-type="float">
            <text:p>86.68</text:p>
          </table:table-cell>
          <table:table-cell table:formula="of:=[.D31]*[.$E$25]" office:value-type="float" office:value="26.004" calcext:value-type="float">
            <text:p>26.00</text:p>
          </table:table-cell>
          <table:table-cell table:formula="of:==260 + 0.8*POWER([.B31];0.67) + 1.6*POWER([.A31]-[.B31];0.67)" office:value-type="float" office:value="292.144675587288" calcext:value-type="float">
            <text:p>292.14</text:p>
          </table:table-cell>
          <table:table-cell office:value-type="float" office:value="6" calcext:value-type="float">
            <text:p>6</text:p>
          </table:table-cell>
          <table:table-cell table:style-name="ce4"/>
        </table:table-row>
        <table:table-row table:style-name="ro1">
          <table:table-cell table:formula="of:=86.68" office:value-type="float" office:value="86.68" calcext:value-type="float">
            <text:p>86.68</text:p>
          </table:table-cell>
          <table:table-cell table:formula="of:=[.D32]*[.$E$25]" office:value-type="float" office:value="30.338" calcext:value-type="float">
            <text:p>30.34</text:p>
          </table:table-cell>
          <table:table-cell table:formula="of:==260 + 0.8*POWER([.B32];0.67) + 1.6*POWER([.A32]-[.B32];0.67)" office:value-type="float" office:value="291.703781576277" calcext:value-type="float">
            <text:p>291.70</text:p>
          </table:table-cell>
          <table:table-cell office:value-type="float" office:value="7" calcext:value-type="float">
            <text:p>7</text:p>
          </table:table-cell>
          <table:table-cell table:style-name="ce4"/>
        </table:table-row>
        <table:table-row table:style-name="ro1">
          <table:table-cell table:formula="of:=86.68" office:value-type="float" office:value="86.68" calcext:value-type="float">
            <text:p>86.68</text:p>
          </table:table-cell>
          <table:table-cell table:formula="of:=[.D33]*[.$E$25]" office:value-type="float" office:value="34.672" calcext:value-type="float">
            <text:p>34.67</text:p>
          </table:table-cell>
          <table:table-cell table:formula="of:==260 + 0.8*POWER([.B33];0.67) + 1.6*POWER([.A33]-[.B33];0.67)" office:value-type="float" office:value="291.195955328358" calcext:value-type="float">
            <text:p>291.20</text:p>
          </table:table-cell>
          <table:table-cell office:value-type="float" office:value="8" calcext:value-type="float">
            <text:p>8</text:p>
          </table:table-cell>
          <table:table-cell table:style-name="ce4"/>
        </table:table-row>
        <table:table-row table:style-name="ro1">
          <table:table-cell table:formula="of:=86.68" office:value-type="float" office:value="86.68" calcext:value-type="float">
            <text:p>86.68</text:p>
          </table:table-cell>
          <table:table-cell table:formula="of:=[.D34]*[.$E$25]" office:value-type="float" office:value="39.006" calcext:value-type="float">
            <text:p>39.01</text:p>
          </table:table-cell>
          <table:table-cell table:formula="of:==260 + 0.8*POWER([.B34];0.67) + 1.6*POWER([.A34]-[.B34];0.67)" office:value-type="float" office:value="290.62352690977" calcext:value-type="float">
            <text:p>290.62</text:p>
          </table:table-cell>
          <table:table-cell office:value-type="float" office:value="9" calcext:value-type="float">
            <text:p>9</text:p>
          </table:table-cell>
          <table:table-cell table:style-name="ce4"/>
        </table:table-row>
        <table:table-row table:style-name="ro1">
          <table:table-cell table:formula="of:=86.68" office:value-type="float" office:value="86.68" calcext:value-type="float">
            <text:p>86.68</text:p>
          </table:table-cell>
          <table:table-cell table:formula="of:=[.D35]*[.$E$25]" office:value-type="float" office:value="43.34" calcext:value-type="float">
            <text:p>43.34</text:p>
          </table:table-cell>
          <table:table-cell table:formula="of:==260 + 0.8*POWER([.B35];0.67) + 1.6*POWER([.A35]-[.B35];0.67)" office:value-type="float" office:value="289.98657119897" calcext:value-type="float">
            <text:p>289.99</text:p>
          </table:table-cell>
          <table:table-cell office:value-type="float" office:value="10" calcext:value-type="float">
            <text:p>10</text:p>
          </table:table-cell>
          <table:table-cell table:style-name="ce4"/>
        </table:table-row>
        <table:table-row table:style-name="ro1">
          <table:table-cell table:formula="of:=86.68" office:value-type="float" office:value="86.68" calcext:value-type="float">
            <text:p>86.68</text:p>
          </table:table-cell>
          <table:table-cell table:formula="of:=[.D36]*[.$E$25]" office:value-type="float" office:value="47.674" calcext:value-type="float">
            <text:p>47.67</text:p>
          </table:table-cell>
          <table:table-cell table:formula="of:==260 + 0.8*POWER([.B36];0.67) + 1.6*POWER([.A36]-[.B36];0.67)" office:value-type="float" office:value="289.283143136323" calcext:value-type="float">
            <text:p>289.28</text:p>
          </table:table-cell>
          <table:table-cell office:value-type="float" office:value="11" calcext:value-type="float">
            <text:p>11</text:p>
          </table:table-cell>
          <table:table-cell table:style-name="ce4"/>
        </table:table-row>
        <table:table-row table:style-name="ro1">
          <table:table-cell table:formula="of:=86.68" office:value-type="float" office:value="86.68" calcext:value-type="float">
            <text:p>86.68</text:p>
          </table:table-cell>
          <table:table-cell table:formula="of:=[.D37]*[.$E$25]" office:value-type="float" office:value="52.008" calcext:value-type="float">
            <text:p>52.01</text:p>
          </table:table-cell>
          <table:table-cell table:formula="of:==260 + 0.8*POWER([.B37];0.67) + 1.6*POWER([.A37]-[.B37];0.67)" office:value-type="float" office:value="288.509192422547" calcext:value-type="float">
            <text:p>288.51</text:p>
          </table:table-cell>
          <table:table-cell office:value-type="float" office:value="12" calcext:value-type="float">
            <text:p>12</text:p>
          </table:table-cell>
          <table:table-cell table:style-name="ce4"/>
        </table:table-row>
        <table:table-row table:style-name="ro1">
          <table:table-cell table:formula="of:=86.68" office:value-type="float" office:value="86.68" calcext:value-type="float">
            <text:p>86.68</text:p>
          </table:table-cell>
          <table:table-cell table:formula="of:=[.D38]*[.$E$25]" office:value-type="float" office:value="56.342" calcext:value-type="float">
            <text:p>56.34</text:p>
          </table:table-cell>
          <table:table-cell table:formula="of:==260 + 0.8*POWER([.B38];0.67) + 1.6*POWER([.A38]-[.B38];0.67)" office:value-type="float" office:value="287.658155067568" calcext:value-type="float">
            <text:p>287.66</text:p>
          </table:table-cell>
          <table:table-cell office:value-type="float" office:value="13" calcext:value-type="float">
            <text:p>13</text:p>
          </table:table-cell>
          <table:table-cell table:style-name="ce4"/>
        </table:table-row>
        <table:table-row table:style-name="ro1">
          <table:table-cell table:formula="of:=86.68" office:value-type="float" office:value="86.68" calcext:value-type="float">
            <text:p>86.68</text:p>
          </table:table-cell>
          <table:table-cell table:formula="of:=[.D39]*[.$E$25]" office:value-type="float" office:value="60.676" calcext:value-type="float">
            <text:p>60.68</text:p>
          </table:table-cell>
          <table:table-cell table:formula="of:==260 + 0.8*POWER([.B39];0.67) + 1.6*POWER([.A39]-[.B39];0.67)" office:value-type="float" office:value="286.72009529002" calcext:value-type="float">
            <text:p>286.72</text:p>
          </table:table-cell>
          <table:table-cell office:value-type="float" office:value="14" calcext:value-type="float">
            <text:p>14</text:p>
          </table:table-cell>
          <table:table-cell table:style-name="ce4"/>
        </table:table-row>
        <table:table-row table:style-name="ro1">
          <table:table-cell table:formula="of:=86.68" office:value-type="float" office:value="86.68" calcext:value-type="float">
            <text:p>86.68</text:p>
          </table:table-cell>
          <table:table-cell table:formula="of:=[.D40]*[.$E$25]" office:value-type="float" office:value="65.01" calcext:value-type="float">
            <text:p>65.01</text:p>
          </table:table-cell>
          <table:table-cell table:formula="of:==260 + 0.8*POWER([.B40];0.67) + 1.6*POWER([.A40]-[.B40];0.67)" office:value-type="float" office:value="285.680062780136" calcext:value-type="float">
            <text:p>285.68</text:p>
          </table:table-cell>
          <table:table-cell office:value-type="float" office:value="15" calcext:value-type="float">
            <text:p>15</text:p>
          </table:table-cell>
          <table:table-cell table:style-name="ce4"/>
        </table:table-row>
        <table:table-row table:style-name="ro1">
          <table:table-cell table:formula="of:=86.68" office:value-type="float" office:value="86.68" calcext:value-type="float">
            <text:p>86.68</text:p>
          </table:table-cell>
          <table:table-cell table:formula="of:=[.D41]*[.$E$25]" office:value-type="float" office:value="69.344" calcext:value-type="float">
            <text:p>69.34</text:p>
          </table:table-cell>
          <table:table-cell table:formula="of:==260 + 0.8*POWER([.B41];0.67) + 1.6*POWER([.A41]-[.B41];0.67)" office:value-type="float" office:value="284.514836274897" calcext:value-type="float">
            <text:p>284.51</text:p>
          </table:table-cell>
          <table:table-cell office:value-type="float" office:value="16" calcext:value-type="float">
            <text:p>16</text:p>
          </table:table-cell>
          <table:table-cell table:style-name="ce4"/>
        </table:table-row>
        <table:table-row table:style-name="ro1">
          <table:table-cell table:formula="of:=86.68" office:value-type="float" office:value="86.68" calcext:value-type="float">
            <text:p>86.68</text:p>
          </table:table-cell>
          <table:table-cell table:formula="of:=[.D42]*[.$E$25]" office:value-type="float" office:value="73.678" calcext:value-type="float">
            <text:p>73.68</text:p>
          </table:table-cell>
          <table:table-cell table:formula="of:==260 + 0.8*POWER([.B42];0.67) + 1.6*POWER([.A42]-[.B42];0.67)" office:value-type="float" office:value="283.18576628482" calcext:value-type="float">
            <text:p>283.19</text:p>
          </table:table-cell>
          <table:table-cell office:value-type="float" office:value="17" calcext:value-type="float">
            <text:p>17</text:p>
          </table:table-cell>
          <table:table-cell table:style-name="ce4"/>
        </table:table-row>
        <table:table-row table:style-name="ro1">
          <table:table-cell table:formula="of:=86.68" office:value-type="float" office:value="86.68" calcext:value-type="float">
            <text:p>86.68</text:p>
          </table:table-cell>
          <table:table-cell table:formula="of:=[.D43]*[.$E$25]" office:value-type="float" office:value="78.012" calcext:value-type="float">
            <text:p>78.01</text:p>
          </table:table-cell>
          <table:table-cell table:formula="of:==260 + 0.8*POWER([.B43];0.67) + 1.6*POWER([.A43]-[.B43];0.67)" office:value-type="float" office:value="281.619918383601" calcext:value-type="float">
            <text:p>281.62</text:p>
          </table:table-cell>
          <table:table-cell office:value-type="float" office:value="18" calcext:value-type="float">
            <text:p>18</text:p>
          </table:table-cell>
          <table:table-cell table:style-name="ce4"/>
        </table:table-row>
        <table:table-row table:style-name="ro1">
          <table:table-cell table:formula="of:=86.68" office:value-type="float" office:value="86.68" calcext:value-type="float">
            <text:p>86.68</text:p>
          </table:table-cell>
          <table:table-cell table:formula="of:=[.D44]*[.$E$25]" office:value-type="float" office:value="82.346" calcext:value-type="float">
            <text:p>82.35</text:p>
          </table:table-cell>
          <table:table-cell table:formula="of:==260 + 0.8*POWER([.B44];0.67) + 1.6*POWER([.A44]-[.B44];0.67)" office:value-type="float" office:value="279.640351188253" calcext:value-type="float">
            <text:p>279.64</text:p>
          </table:table-cell>
          <table:table-cell office:value-type="float" office:value="19" calcext:value-type="float">
            <text:p>19</text:p>
          </table:table-cell>
          <table:table-cell table:style-name="ce4"/>
        </table:table-row>
        <table:table-row table:style-name="ro1">
          <table:table-cell table:formula="of:=86.68" office:value-type="float" office:value="86.68" calcext:value-type="float">
            <text:p>86.68</text:p>
          </table:table-cell>
          <table:table-cell table:formula="of:=[.D45]*[.$E$25]" office:value-type="float" office:value="86.68" calcext:value-type="float">
            <text:p>86.68</text:p>
          </table:table-cell>
          <table:table-cell table:formula="of:==260 + 0.8*POWER([.B45];0.67) + 1.6*POWER([.A45]-[.B45];0.67)" office:value-type="float" office:value="275.903607607663" calcext:value-type="float">
            <text:p>275.90</text:p>
          </table:table-cell>
          <table:table-cell office:value-type="float" office:value="20" calcext:value-type="float">
            <text:p>20</text:p>
          </table:table-cell>
          <table:table-cell table:style-name="ce4"/>
        </table:table-row>
        <table:table-row table:style-name="ro1">
          <table:table-cell table:style-name="Default" table:number-columns-repeated="4"/>
          <table:table-cell/>
        </table:table-row>
        <table:table-row table:style-name="ro1">
          <table:table-cell table:style-name="Default" office:value-type="string" calcext:value-type="string">
            <text:p>K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w</text:p>
          </table:table-cell>
          <table:table-cell table:style-name="Default" office:value-type="string" calcext:value-type="string">
            <text:p>K=98.39</text:p>
          </table:table-cell>
          <table:table-cell office:value-type="string" calcext:value-type="string">
            <text:p>Step</text:p>
          </table:table-cell>
        </table:table-row>
        <table:table-row table:style-name="ro1">
          <table:table-cell table:formula="of:=98.39" office:value-type="float" office:value="98.39" calcext:value-type="float">
            <text:p>98.39</text:p>
          </table:table-cell>
          <table:table-cell table:formula="of:=[.D48]*[.$E$48]" office:value-type="float" office:value="0" calcext:value-type="float">
            <text:p>0.00</text:p>
          </table:table-cell>
          <table:table-cell table:formula="of:=260 + 0.8*POWER([.B48];0.67) + 1.6*POWER([.A48]-[.B48];0.67)" office:value-type="float" office:value="294.625585533308" calcext:value-type="float">
            <text:p>294.63</text:p>
          </table:table-cell>
          <table:table-cell office:value-type="float" office:value="0" calcext:value-type="float">
            <text:p>0</text:p>
          </table:table-cell>
          <table:table-cell table:formula="of:=[.A48]/20" office:value-type="float" office:value="4.9195" calcext:value-type="float">
            <text:p>4.9195</text:p>
          </table:table-cell>
        </table:table-row>
        <table:table-row table:style-name="ro1">
          <table:table-cell table:formula="of:=98.39" office:value-type="float" office:value="98.39" calcext:value-type="float">
            <text:p>98.39</text:p>
          </table:table-cell>
          <table:table-cell table:formula="of:=[.D49]*[.$E$48]" office:value-type="float" office:value="4.9195" calcext:value-type="float">
            <text:p>4.92</text:p>
          </table:table-cell>
          <table:table-cell table:formula="of:=260 + 0.8*POWER([.B49];0.67) + 1.6*POWER([.A49]-[.B49];0.67)" office:value-type="float" office:value="295.782200850735" calcext:value-type="float">
            <text:p>295.7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98.39" office:value-type="float" office:value="98.39" calcext:value-type="float">
            <text:p>98.39</text:p>
          </table:table-cell>
          <table:table-cell table:formula="of:=[.D50]*[.$E$48]" office:value-type="float" office:value="9.839" calcext:value-type="float">
            <text:p>9.84</text:p>
          </table:table-cell>
          <table:table-cell table:formula="of:=260 + 0.8*POWER([.B50];0.67) + 1.6*POWER([.A50]-[.B50];0.67)" office:value-type="float" office:value="295.96699921121" calcext:value-type="float">
            <text:p>295.9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98.39" office:value-type="float" office:value="98.39" calcext:value-type="float">
            <text:p>98.39</text:p>
          </table:table-cell>
          <table:table-cell table:formula="of:=[.D51]*[.$E$48]" office:value-type="float" office:value="14.7585" calcext:value-type="float">
            <text:p>14.76</text:p>
          </table:table-cell>
          <table:table-cell table:formula="of:=260 + 0.8*POWER([.B51];0.67) + 1.6*POWER([.A51]-[.B51];0.67)" office:value-type="float" office:value="295.910081637405" calcext:value-type="float">
            <text:p>295.9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formula="of:=98.39" office:value-type="float" office:value="98.39" calcext:value-type="float">
            <text:p>98.39</text:p>
          </table:table-cell>
          <table:table-cell table:formula="of:=[.D52]*[.$E$48]" office:value-type="float" office:value="19.678" calcext:value-type="float">
            <text:p>19.68</text:p>
          </table:table-cell>
          <table:table-cell table:formula="of:=260 + 0.8*POWER([.B52];0.67) + 1.6*POWER([.A52]-[.B52];0.67)" office:value-type="float" office:value="295.706450922294" calcext:value-type="float">
            <text:p>295.7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98.39" office:value-type="float" office:value="98.39" calcext:value-type="float">
            <text:p>98.39</text:p>
          </table:table-cell>
          <table:table-cell table:formula="of:=[.D53]*[.$E$48]" office:value-type="float" office:value="24.5975" calcext:value-type="float">
            <text:p>24.60</text:p>
          </table:table-cell>
          <table:table-cell table:formula="of:=260 + 0.8*POWER([.B53];0.67) + 1.6*POWER([.A53]-[.B53];0.67)" office:value-type="float" office:value="295.394305799125" calcext:value-type="float">
            <text:p>295.39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formula="of:=98.39" office:value-type="float" office:value="98.39" calcext:value-type="float">
            <text:p>98.39</text:p>
          </table:table-cell>
          <table:table-cell table:formula="of:=[.D54]*[.$E$48]" office:value-type="float" office:value="29.517" calcext:value-type="float">
            <text:p>29.52</text:p>
          </table:table-cell>
          <table:table-cell table:formula="of:=260 + 0.8*POWER([.B54];0.67) + 1.6*POWER([.A54]-[.B54];0.67)" office:value-type="float" office:value="294.992947557753" calcext:value-type="float">
            <text:p>294.99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formula="of:=98.39" office:value-type="float" office:value="98.39" calcext:value-type="float">
            <text:p>98.39</text:p>
          </table:table-cell>
          <table:table-cell table:formula="of:=[.D55]*[.$E$48]" office:value-type="float" office:value="34.4365" calcext:value-type="float">
            <text:p>34.44</text:p>
          </table:table-cell>
          <table:table-cell table:formula="of:=260 + 0.8*POWER([.B55];0.67) + 1.6*POWER([.A55]-[.B55];0.67)" office:value-type="float" office:value="294.512986857452" calcext:value-type="float">
            <text:p>294.5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formula="of:=98.39" office:value-type="float" office:value="98.39" calcext:value-type="float">
            <text:p>98.39</text:p>
          </table:table-cell>
          <table:table-cell table:formula="of:=[.D56]*[.$E$48]" office:value-type="float" office:value="39.356" calcext:value-type="float">
            <text:p>39.36</text:p>
          </table:table-cell>
          <table:table-cell table:formula="of:=260 + 0.8*POWER([.B56];0.67) + 1.6*POWER([.A56]-[.B56];0.67)" office:value-type="float" office:value="293.960163195766" calcext:value-type="float">
            <text:p>293.96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formula="of:=98.39" office:value-type="float" office:value="98.39" calcext:value-type="float">
            <text:p>98.39</text:p>
          </table:table-cell>
          <table:table-cell table:formula="of:=[.D57]*[.$E$48]" office:value-type="float" office:value="44.2755" calcext:value-type="float">
            <text:p>44.28</text:p>
          </table:table-cell>
          <table:table-cell table:formula="of:=260 + 0.8*POWER([.B57];0.67) + 1.6*POWER([.A57]-[.B57];0.67)" office:value-type="float" office:value="293.337013101193" calcext:value-type="float">
            <text:p>293.34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formula="of:=98.39" office:value-type="float" office:value="98.39" calcext:value-type="float">
            <text:p>98.39</text:p>
          </table:table-cell>
          <table:table-cell table:formula="of:=[.D58]*[.$E$48]" office:value-type="float" office:value="49.195" calcext:value-type="float">
            <text:p>49.20</text:p>
          </table:table-cell>
          <table:table-cell table:formula="of:=260 + 0.8*POWER([.B58];0.67) + 1.6*POWER([.A58]-[.B58];0.67)" office:value-type="float" office:value="292.643618087013" calcext:value-type="float">
            <text:p>292.6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98.39" office:value-type="float" office:value="98.39" calcext:value-type="float">
            <text:p>98.39</text:p>
          </table:table-cell>
          <table:table-cell table:formula="of:=[.D59]*[.$E$48]" office:value-type="float" office:value="54.1145" calcext:value-type="float">
            <text:p>54.11</text:p>
          </table:table-cell>
          <table:table-cell table:formula="of:=260 + 0.8*POWER([.B59];0.67) + 1.6*POWER([.A59]-[.B59];0.67)" office:value-type="float" office:value="291.877860745956" calcext:value-type="float">
            <text:p>291.88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formula="of:=98.39" office:value-type="float" office:value="98.39" calcext:value-type="float">
            <text:p>98.39</text:p>
          </table:table-cell>
          <table:table-cell table:formula="of:=[.D60]*[.$E$48]" office:value-type="float" office:value="59.034" calcext:value-type="float">
            <text:p>59.03</text:p>
          </table:table-cell>
          <table:table-cell table:formula="of:=260 + 0.8*POWER([.B60];0.67) + 1.6*POWER([.A60]-[.B60];0.67)" office:value-type="float" office:value="291.035331890256" calcext:value-type="float">
            <text:p>291.04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table:formula="of:=98.39" office:value-type="float" office:value="98.39" calcext:value-type="float">
            <text:p>98.39</text:p>
          </table:table-cell>
          <table:table-cell table:formula="of:=[.D61]*[.$E$48]" office:value-type="float" office:value="63.9535" calcext:value-type="float">
            <text:p>63.95</text:p>
          </table:table-cell>
          <table:table-cell table:formula="of:=260 + 0.8*POWER([.B61];0.67) + 1.6*POWER([.A61]-[.B61];0.67)" office:value-type="float" office:value="290.108885908507" calcext:value-type="float">
            <text:p>290.11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table:formula="of:=98.39" office:value-type="float" office:value="98.39" calcext:value-type="float">
            <text:p>98.39</text:p>
          </table:table-cell>
          <table:table-cell table:formula="of:=[.D62]*[.$E$48]" office:value-type="float" office:value="68.873" calcext:value-type="float">
            <text:p>68.87</text:p>
          </table:table-cell>
          <table:table-cell table:formula="of:=260 + 0.8*POWER([.B62];0.67) + 1.6*POWER([.A62]-[.B62];0.67)" office:value-type="float" office:value="289.087706630693" calcext:value-type="float">
            <text:p>289.09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table:formula="of:=98.39" office:value-type="float" office:value="98.39" calcext:value-type="float">
            <text:p>98.39</text:p>
          </table:table-cell>
          <table:table-cell table:formula="of:=[.D63]*[.$E$48]" office:value-type="float" office:value="73.7925" calcext:value-type="float">
            <text:p>73.79</text:p>
          </table:table-cell>
          <table:table-cell table:formula="of:=260 + 0.8*POWER([.B63];0.67) + 1.6*POWER([.A63]-[.B63];0.67)" office:value-type="float" office:value="287.955519031602" calcext:value-type="float">
            <text:p>287.96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table:formula="of:=98.39" office:value-type="float" office:value="98.39" calcext:value-type="float">
            <text:p>98.39</text:p>
          </table:table-cell>
          <table:table-cell table:formula="of:=[.D64]*[.$E$48]" office:value-type="float" office:value="78.712" calcext:value-type="float">
            <text:p>78.71</text:p>
          </table:table-cell>
          <table:table-cell table:formula="of:=260 + 0.8*POWER([.B64];0.67) + 1.6*POWER([.A64]-[.B64];0.67)" office:value-type="float" office:value="286.687044261029" calcext:value-type="float">
            <text:p>286.69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table:formula="of:=98.39" office:value-type="float" office:value="98.39" calcext:value-type="float">
            <text:p>98.39</text:p>
          </table:table-cell>
          <table:table-cell table:formula="of:=[.D65]*[.$E$48]" office:value-type="float" office:value="83.6315" calcext:value-type="float">
            <text:p>83.63</text:p>
          </table:table-cell>
          <table:table-cell table:formula="of:=260 + 0.8*POWER([.B65];0.67) + 1.6*POWER([.A65]-[.B65];0.67)" office:value-type="float" office:value="285.240208179668" calcext:value-type="float">
            <text:p>285.24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table:formula="of:=98.39" office:value-type="float" office:value="98.39" calcext:value-type="float">
            <text:p>98.39</text:p>
          </table:table-cell>
          <table:table-cell table:formula="of:=[.D66]*[.$E$48]" office:value-type="float" office:value="88.551" calcext:value-type="float">
            <text:p>88.55</text:p>
          </table:table-cell>
          <table:table-cell table:formula="of:=260 + 0.8*POWER([.B66];0.67) + 1.6*POWER([.A66]-[.B66];0.67)" office:value-type="float" office:value="283.535613795382" calcext:value-type="float">
            <text:p>283.54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table:formula="of:=98.39" office:value-type="float" office:value="98.39" calcext:value-type="float">
            <text:p>98.39</text:p>
          </table:table-cell>
          <table:table-cell table:formula="of:=[.D67]*[.$E$48]" office:value-type="float" office:value="93.4705" calcext:value-type="float">
            <text:p>93.47</text:p>
          </table:table-cell>
          <table:table-cell table:formula="of:=260 + 0.8*POWER([.B67];0.67) + 1.6*POWER([.A67]-[.B67];0.67)" office:value-type="float" office:value="281.380641322079" calcext:value-type="float">
            <text:p>281.38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table:formula="of:=98.39" office:value-type="float" office:value="98.39" calcext:value-type="float">
            <text:p>98.39</text:p>
          </table:table-cell>
          <table:table-cell table:formula="of:=[.D68]*[.$E$48]" office:value-type="float" office:value="98.39" calcext:value-type="float">
            <text:p>98.39</text:p>
          </table:table-cell>
          <table:table-cell table:formula="of:=260 + 0.8*POWER([.B68];0.67) + 1.6*POWER([.A68]-[.B68];0.67)" office:value-type="float" office:value="277.312792766654" calcext:value-type="float">
            <text:p>277.31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table:style-name="Default" table:number-columns-repeated="4"/>
          <table:table-cell/>
        </table:table-row>
        <table:table-row table:style-name="ro1">
          <table:table-cell table:style-name="Default" office:value-type="string" calcext:value-type="string">
            <text:p>K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w</text:p>
          </table:table-cell>
          <table:table-cell table:style-name="Default" office:value-type="string" calcext:value-type="string">
            <text:p>K=110.11</text:p>
          </table:table-cell>
          <table:table-cell office:value-type="string" calcext:value-type="string">
            <text:p>Step</text:p>
          </table:table-cell>
        </table:table-row>
        <table:table-row table:style-name="ro1">
          <table:table-cell table:formula="of:=110.11" office:value-type="float" office:value="110.11" calcext:value-type="float">
            <text:p>110.11</text:p>
          </table:table-cell>
          <table:table-cell table:formula="of:=[.D71]*[.$E$71]" office:value-type="float" office:value="0" calcext:value-type="float">
            <text:p>0.00</text:p>
          </table:table-cell>
          <table:table-cell table:formula="of:=260 + 0.8*POWER([.B71];0.67) + 1.6*POWER([.A71]-[.B71];0.67)" office:value-type="float" office:value="297.337386345106" calcext:value-type="float">
            <text:p>297.34</text:p>
          </table:table-cell>
          <table:table-cell table:style-name="Default" office:value-type="float" office:value="0" calcext:value-type="float">
            <text:p>0</text:p>
          </table:table-cell>
          <table:table-cell table:formula="of:=[.A71]/20" office:value-type="float" office:value="5.5055" calcext:value-type="float">
            <text:p>5.5055</text:p>
          </table:table-cell>
        </table:table-row>
        <table:table-row table:style-name="ro1">
          <table:table-cell table:formula="of:=110.11" office:value-type="float" office:value="110.11" calcext:value-type="float">
            <text:p>110.11</text:p>
          </table:table-cell>
          <table:table-cell table:formula="of:=[.D72]*[.$E$71]" office:value-type="float" office:value="5.5055" calcext:value-type="float">
            <text:p>5.51</text:p>
          </table:table-cell>
          <table:table-cell table:formula="of:=260 + 0.8*POWER([.B72];0.67) + 1.6*POWER([.A72]-[.B72];0.67)" office:value-type="float" office:value="298.584585267357" calcext:value-type="float">
            <text:p>298.58</text:p>
          </table:table-cell>
          <table:table-cell table:style-name="Default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110.11" office:value-type="float" office:value="110.11" calcext:value-type="float">
            <text:p>110.11</text:p>
          </table:table-cell>
          <table:table-cell table:formula="of:=[.D73]*[.$E$71]" office:value-type="float" office:value="11.011" calcext:value-type="float">
            <text:p>11.01</text:p>
          </table:table-cell>
          <table:table-cell table:formula="of:=260 + 0.8*POWER([.B73];0.67) + 1.6*POWER([.A73]-[.B73];0.67)" office:value-type="float" office:value="298.783856634895" calcext:value-type="float">
            <text:p>298.78</text:p>
          </table:table-cell>
          <table:table-cell table:style-name="Default"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110.11" office:value-type="float" office:value="110.11" calcext:value-type="float">
            <text:p>110.11</text:p>
          </table:table-cell>
          <table:table-cell table:formula="of:=[.D74]*[.$E$71]" office:value-type="float" office:value="16.5165" calcext:value-type="float">
            <text:p>16.52</text:p>
          </table:table-cell>
          <table:table-cell table:formula="of:=260 + 0.8*POWER([.B74];0.67) + 1.6*POWER([.A74]-[.B74];0.67)" office:value-type="float" office:value="298.722481400072" calcext:value-type="float">
            <text:p>298.72</text:p>
          </table:table-cell>
          <table:table-cell table:style-name="Default" office:value-type="float" office:value="3" calcext:value-type="float">
            <text:p>3</text:p>
          </table:table-cell>
          <table:table-cell/>
        </table:table-row>
        <table:table-row table:style-name="ro1">
          <table:table-cell table:formula="of:=110.11" office:value-type="float" office:value="110.11" calcext:value-type="float">
            <text:p>110.11</text:p>
          </table:table-cell>
          <table:table-cell table:formula="of:=[.D75]*[.$E$71]" office:value-type="float" office:value="22.022" calcext:value-type="float">
            <text:p>22.02</text:p>
          </table:table-cell>
          <table:table-cell table:formula="of:=260 + 0.8*POWER([.B75];0.67) + 1.6*POWER([.A75]-[.B75];0.67)" office:value-type="float" office:value="298.5029027687" calcext:value-type="float">
            <text:p>298.50</text:p>
          </table:table-cell>
          <table:table-cell table:style-name="Default"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110.11" office:value-type="float" office:value="110.11" calcext:value-type="float">
            <text:p>110.11</text:p>
          </table:table-cell>
          <table:table-cell table:formula="of:=[.D76]*[.$E$71]" office:value-type="float" office:value="27.5275" calcext:value-type="float">
            <text:p>27.53</text:p>
          </table:table-cell>
          <table:table-cell table:formula="of:=260 + 0.8*POWER([.B76];0.67) + 1.6*POWER([.A76]-[.B76];0.67)" office:value-type="float" office:value="298.166311116025" calcext:value-type="float">
            <text:p>298.17</text:p>
          </table:table-cell>
          <table:table-cell table:style-name="Default" office:value-type="float" office:value="5" calcext:value-type="float">
            <text:p>5</text:p>
          </table:table-cell>
          <table:table-cell/>
        </table:table-row>
        <table:table-row table:style-name="ro1">
          <table:table-cell table:formula="of:=110.11" office:value-type="float" office:value="110.11" calcext:value-type="float">
            <text:p>110.11</text:p>
          </table:table-cell>
          <table:table-cell table:formula="of:=[.D77]*[.$E$71]" office:value-type="float" office:value="33.033" calcext:value-type="float">
            <text:p>33.03</text:p>
          </table:table-cell>
          <table:table-cell table:formula="of:=260 + 0.8*POWER([.B77];0.67) + 1.6*POWER([.A77]-[.B77];0.67)" office:value-type="float" office:value="297.733519367089" calcext:value-type="float">
            <text:p>297.73</text:p>
          </table:table-cell>
          <table:table-cell table:style-name="Default" office:value-type="float" office:value="6" calcext:value-type="float">
            <text:p>6</text:p>
          </table:table-cell>
          <table:table-cell/>
        </table:table-row>
        <table:table-row table:style-name="ro1">
          <table:table-cell table:formula="of:=110.11" office:value-type="float" office:value="110.11" calcext:value-type="float">
            <text:p>110.11</text:p>
          </table:table-cell>
          <table:table-cell table:formula="of:=[.D78]*[.$E$71]" office:value-type="float" office:value="38.5385" calcext:value-type="float">
            <text:p>38.54</text:p>
          </table:table-cell>
          <table:table-cell table:formula="of:=260 + 0.8*POWER([.B78];0.67) + 1.6*POWER([.A78]-[.B78];0.67)" office:value-type="float" office:value="297.215969185003" calcext:value-type="float">
            <text:p>297.22</text:p>
          </table:table-cell>
          <table:table-cell table:style-name="Default" office:value-type="float" office:value="7" calcext:value-type="float">
            <text:p>7</text:p>
          </table:table-cell>
          <table:table-cell/>
        </table:table-row>
        <table:table-row table:style-name="ro1">
          <table:table-cell table:formula="of:=110.11" office:value-type="float" office:value="110.11" calcext:value-type="float">
            <text:p>110.11</text:p>
          </table:table-cell>
          <table:table-cell table:formula="of:=[.D79]*[.$E$71]" office:value-type="float" office:value="44.044" calcext:value-type="float">
            <text:p>44.04</text:p>
          </table:table-cell>
          <table:table-cell table:formula="of:=260 + 0.8*POWER([.B79];0.67) + 1.6*POWER([.A79]-[.B79];0.67)" office:value-type="float" office:value="296.619849572318" calcext:value-type="float">
            <text:p>296.62</text:p>
          </table:table-cell>
          <table:table-cell table:style-name="Default" office:value-type="float" office:value="8" calcext:value-type="float">
            <text:p>8</text:p>
          </table:table-cell>
          <table:table-cell/>
        </table:table-row>
        <table:table-row table:style-name="ro1">
          <table:table-cell table:formula="of:=110.11" office:value-type="float" office:value="110.11" calcext:value-type="float">
            <text:p>110.11</text:p>
          </table:table-cell>
          <table:table-cell table:formula="of:=[.D80]*[.$E$71]" office:value-type="float" office:value="49.5495" calcext:value-type="float">
            <text:p>49.55</text:p>
          </table:table-cell>
          <table:table-cell table:formula="of:=260 + 0.8*POWER([.B80];0.67) + 1.6*POWER([.A80]-[.B80];0.67)" office:value-type="float" office:value="295.947895712948" calcext:value-type="float">
            <text:p>295.95</text:p>
          </table:table-cell>
          <table:table-cell table:style-name="Default" office:value-type="float" office:value="9" calcext:value-type="float">
            <text:p>9</text:p>
          </table:table-cell>
          <table:table-cell/>
        </table:table-row>
        <table:table-row table:style-name="ro1">
          <table:table-cell table:formula="of:=110.11" office:value-type="float" office:value="110.11" calcext:value-type="float">
            <text:p>110.11</text:p>
          </table:table-cell>
          <table:table-cell table:formula="of:=[.D81]*[.$E$71]" office:value-type="float" office:value="55.055" calcext:value-type="float">
            <text:p>55.06</text:p>
          </table:table-cell>
          <table:table-cell table:formula="of:=260 + 0.8*POWER([.B81];0.67) + 1.6*POWER([.A81]-[.B81];0.67)" office:value-type="float" office:value="295.200195504116" calcext:value-type="float">
            <text:p>295.20</text:p>
          </table:table-cell>
          <table:table-cell table:style-name="Default"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110.11" office:value-type="float" office:value="110.11" calcext:value-type="float">
            <text:p>110.11</text:p>
          </table:table-cell>
          <table:table-cell table:formula="of:=[.D82]*[.$E$71]" office:value-type="float" office:value="60.5605" calcext:value-type="float">
            <text:p>60.56</text:p>
          </table:table-cell>
          <table:table-cell table:formula="of:=260 + 0.8*POWER([.B82];0.67) + 1.6*POWER([.A82]-[.B82];0.67)" office:value-type="float" office:value="294.374465707802" calcext:value-type="float">
            <text:p>294.37</text:p>
          </table:table-cell>
          <table:table-cell table:style-name="Default" office:value-type="float" office:value="11" calcext:value-type="float">
            <text:p>11</text:p>
          </table:table-cell>
          <table:table-cell/>
        </table:table-row>
        <table:table-row table:style-name="ro1">
          <table:table-cell table:formula="of:=110.11" office:value-type="float" office:value="110.11" calcext:value-type="float">
            <text:p>110.11</text:p>
          </table:table-cell>
          <table:table-cell table:formula="of:=[.D83]*[.$E$71]" office:value-type="float" office:value="66.066" calcext:value-type="float">
            <text:p>66.07</text:p>
          </table:table-cell>
          <table:table-cell table:formula="of:=260 + 0.8*POWER([.B83];0.67) + 1.6*POWER([.A83]-[.B83];0.67)" office:value-type="float" office:value="293.465951818212" calcext:value-type="float">
            <text:p>293.47</text:p>
          </table:table-cell>
          <table:table-cell table:style-name="Default" office:value-type="float" office:value="12" calcext:value-type="float">
            <text:p>12</text:p>
          </table:table-cell>
          <table:table-cell/>
        </table:table-row>
        <table:table-row table:style-name="ro1">
          <table:table-cell table:formula="of:=110.11" office:value-type="float" office:value="110.11" calcext:value-type="float">
            <text:p>110.11</text:p>
          </table:table-cell>
          <table:table-cell table:formula="of:=[.D84]*[.$E$71]" office:value-type="float" office:value="71.5715" calcext:value-type="float">
            <text:p>71.57</text:p>
          </table:table-cell>
          <table:table-cell table:formula="of:=260 + 0.8*POWER([.B84];0.67) + 1.6*POWER([.A84]-[.B84];0.67)" office:value-type="float" office:value="292.466948595143" calcext:value-type="float">
            <text:p>292.47</text:p>
          </table:table-cell>
          <table:table-cell table:style-name="Default" office:value-type="float" office:value="13" calcext:value-type="float">
            <text:p>13</text:p>
          </table:table-cell>
          <table:table-cell/>
        </table:table-row>
        <table:table-row table:style-name="ro1">
          <table:table-cell table:formula="of:=110.11" office:value-type="float" office:value="110.11" calcext:value-type="float">
            <text:p>110.11</text:p>
          </table:table-cell>
          <table:table-cell table:formula="of:=[.D85]*[.$E$71]" office:value-type="float" office:value="77.077" calcext:value-type="float">
            <text:p>77.08</text:p>
          </table:table-cell>
          <table:table-cell table:formula="of:=260 + 0.8*POWER([.B85];0.67) + 1.6*POWER([.A85]-[.B85];0.67)" office:value-type="float" office:value="291.365792769586" calcext:value-type="float">
            <text:p>291.37</text:p>
          </table:table-cell>
          <table:table-cell table:style-name="Default" office:value-type="float" office:value="14" calcext:value-type="float">
            <text:p>14</text:p>
          </table:table-cell>
          <table:table-cell/>
        </table:table-row>
        <table:table-row table:style-name="ro1">
          <table:table-cell table:formula="of:=110.11" office:value-type="float" office:value="110.11" calcext:value-type="float">
            <text:p>110.11</text:p>
          </table:table-cell>
          <table:table-cell table:formula="of:=[.D86]*[.$E$71]" office:value-type="float" office:value="82.5825" calcext:value-type="float">
            <text:p>82.58</text:p>
          </table:table-cell>
          <table:table-cell table:formula="of:=260 + 0.8*POWER([.B86];0.67) + 1.6*POWER([.A86]-[.B86];0.67)" office:value-type="float" office:value="290.144934691627" calcext:value-type="float">
            <text:p>290.14</text:p>
          </table:table-cell>
          <table:table-cell table:style-name="Default" office:value-type="float" office:value="15" calcext:value-type="float">
            <text:p>15</text:p>
          </table:table-cell>
          <table:table-cell/>
        </table:table-row>
        <table:table-row table:style-name="ro1">
          <table:table-cell table:formula="of:=110.11" office:value-type="float" office:value="110.11" calcext:value-type="float">
            <text:p>110.11</text:p>
          </table:table-cell>
          <table:table-cell table:formula="of:=[.D87]*[.$E$71]" office:value-type="float" office:value="88.088" calcext:value-type="float">
            <text:p>88.09</text:p>
          </table:table-cell>
          <table:table-cell table:formula="of:=260 + 0.8*POWER([.B87];0.67) + 1.6*POWER([.A87]-[.B87];0.67)" office:value-type="float" office:value="288.777115726303" calcext:value-type="float">
            <text:p>288.78</text:p>
          </table:table-cell>
          <table:table-cell table:style-name="Default" office:value-type="float" office:value="16" calcext:value-type="float">
            <text:p>16</text:p>
          </table:table-cell>
          <table:table-cell/>
        </table:table-row>
        <table:table-row table:style-name="ro1">
          <table:table-cell table:formula="of:=110.11" office:value-type="float" office:value="110.11" calcext:value-type="float">
            <text:p>110.11</text:p>
          </table:table-cell>
          <table:table-cell table:formula="of:=[.D88]*[.$E$71]" office:value-type="float" office:value="93.5935" calcext:value-type="float">
            <text:p>93.59</text:p>
          </table:table-cell>
          <table:table-cell table:formula="of:=260 + 0.8*POWER([.B88];0.67) + 1.6*POWER([.A88]-[.B88];0.67)" office:value-type="float" office:value="287.216966578908" calcext:value-type="float">
            <text:p>287.22</text:p>
          </table:table-cell>
          <table:table-cell table:style-name="Default" office:value-type="float" office:value="17" calcext:value-type="float">
            <text:p>17</text:p>
          </table:table-cell>
          <table:table-cell/>
        </table:table-row>
        <table:table-row table:style-name="ro1">
          <table:table-cell table:formula="of:=110.11" office:value-type="float" office:value="110.11" calcext:value-type="float">
            <text:p>110.11</text:p>
          </table:table-cell>
          <table:table-cell table:formula="of:=[.D89]*[.$E$71]" office:value-type="float" office:value="99.099" calcext:value-type="float">
            <text:p>99.10</text:p>
          </table:table-cell>
          <table:table-cell table:formula="of:=260 + 0.8*POWER([.B89];0.67) + 1.6*POWER([.A89]-[.B89];0.67)" office:value-type="float" office:value="285.378872056968" calcext:value-type="float">
            <text:p>285.38</text:p>
          </table:table-cell>
          <table:table-cell table:style-name="Default" office:value-type="float" office:value="18" calcext:value-type="float">
            <text:p>18</text:p>
          </table:table-cell>
          <table:table-cell/>
        </table:table-row>
        <table:table-row table:style-name="ro1">
          <table:table-cell table:formula="of:=110.11" office:value-type="float" office:value="110.11" calcext:value-type="float">
            <text:p>110.11</text:p>
          </table:table-cell>
          <table:table-cell table:formula="of:=[.D90]*[.$E$71]" office:value-type="float" office:value="104.6045" calcext:value-type="float">
            <text:p>104.60</text:p>
          </table:table-cell>
          <table:table-cell table:formula="of:=260 + 0.8*POWER([.B90];0.67) + 1.6*POWER([.A90]-[.B90];0.67)" office:value-type="float" office:value="283.055126810222" calcext:value-type="float">
            <text:p>283.06</text:p>
          </table:table-cell>
          <table:table-cell table:style-name="Default" office:value-type="float" office:value="19" calcext:value-type="float">
            <text:p>19</text:p>
          </table:table-cell>
          <table:table-cell/>
        </table:table-row>
        <table:table-row table:style-name="ro1">
          <table:table-cell table:formula="of:=110.11" office:value-type="float" office:value="110.11" calcext:value-type="float">
            <text:p>110.11</text:p>
          </table:table-cell>
          <table:table-cell table:formula="of:=[.D91]*[.$E$71]" office:value-type="float" office:value="110.11" calcext:value-type="float">
            <text:p>110.11</text:p>
          </table:table-cell>
          <table:table-cell table:formula="of:=260 + 0.8*POWER([.B91];0.67) + 1.6*POWER([.A91]-[.B91];0.67)" office:value-type="float" office:value="278.668693172553" calcext:value-type="float">
            <text:p>278.67</text:p>
          </table:table-cell>
          <table:table-cell table:style-name="Default" office:value-type="float" office:value="20" calcext:value-type="float">
            <text:p>20</text:p>
          </table:table-cell>
          <table:table-cell/>
        </table:table-row>
        <table:table-row table:style-name="ro1">
          <table:table-cell table:style-name="Default" table:number-columns-repeated="4"/>
          <table:table-cell/>
        </table:table-row>
        <table:table-row table:style-name="ro1">
          <table:table-cell table:style-name="Default" office:value-type="string" calcext:value-type="string">
            <text:p>K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w</text:p>
          </table:table-cell>
          <table:table-cell table:style-name="Default" office:value-type="string" calcext:value-type="string">
            <text:p>K=121.82</text:p>
          </table:table-cell>
          <table:table-cell office:value-type="string" calcext:value-type="string">
            <text:p>Step</text:p>
          </table:table-cell>
        </table:table-row>
        <table:table-row table:style-name="ro1">
          <table:table-cell table:formula="of:=121.82" office:value-type="float" office:value="121.82" calcext:value-type="float">
            <text:p>121.82</text:p>
          </table:table-cell>
          <table:table-cell table:formula="of:=[.D94]*[.$E$94]" office:value-type="float" office:value="0" calcext:value-type="float">
            <text:p>0.00</text:p>
          </table:table-cell>
          <table:table-cell table:formula="of:=260 + 0.8*POWER([.B94];0.67) + 1.6*POWER([.A94]-[.B94];0.67)" office:value-type="float" office:value="299.953188235372" calcext:value-type="float">
            <text:p>299.95</text:p>
          </table:table-cell>
          <table:table-cell table:style-name="Default" office:value-type="float" office:value="0" calcext:value-type="float">
            <text:p>0</text:p>
          </table:table-cell>
          <table:table-cell table:formula="of:=[.A94]/20" office:value-type="float" office:value="6.091" calcext:value-type="float">
            <text:p>6.091</text:p>
          </table:table-cell>
        </table:table-row>
        <table:table-row table:style-name="ro1">
          <table:table-cell table:formula="of:=121.82" office:value-type="float" office:value="121.82" calcext:value-type="float">
            <text:p>121.82</text:p>
          </table:table-cell>
          <table:table-cell table:formula="of:=[.D95]*[.$E$94]" office:value-type="float" office:value="6.091" calcext:value-type="float">
            <text:p>6.09</text:p>
          </table:table-cell>
          <table:table-cell table:formula="of:=260 + 0.8*POWER([.B95];0.67) + 1.6*POWER([.A95]-[.B95];0.67)" office:value-type="float" office:value="301.28776406366" calcext:value-type="float">
            <text:p>301.29</text:p>
          </table:table-cell>
          <table:table-cell table:style-name="Default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121.82" office:value-type="float" office:value="121.82" calcext:value-type="float">
            <text:p>121.82</text:p>
          </table:table-cell>
          <table:table-cell table:formula="of:=[.D96]*[.$E$94]" office:value-type="float" office:value="12.182" calcext:value-type="float">
            <text:p>12.18</text:p>
          </table:table-cell>
          <table:table-cell table:formula="of:=260 + 0.8*POWER([.B96];0.67) + 1.6*POWER([.A96]-[.B96];0.67)" office:value-type="float" office:value="301.50099608755" calcext:value-type="float">
            <text:p>301.50</text:p>
          </table:table-cell>
          <table:table-cell table:style-name="Default"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121.82" office:value-type="float" office:value="121.82" calcext:value-type="float">
            <text:p>121.82</text:p>
          </table:table-cell>
          <table:table-cell table:formula="of:=[.D97]*[.$E$94]" office:value-type="float" office:value="18.273" calcext:value-type="float">
            <text:p>18.27</text:p>
          </table:table-cell>
          <table:table-cell table:formula="of:=260 + 0.8*POWER([.B97];0.67) + 1.6*POWER([.A97]-[.B97];0.67)" office:value-type="float" office:value="301.435320994837" calcext:value-type="float">
            <text:p>301.44</text:p>
          </table:table-cell>
          <table:table-cell table:style-name="Default" office:value-type="float" office:value="3" calcext:value-type="float">
            <text:p>3</text:p>
          </table:table-cell>
          <table:table-cell/>
        </table:table-row>
        <table:table-row table:style-name="ro1">
          <table:table-cell table:formula="of:=121.82" office:value-type="float" office:value="121.82" calcext:value-type="float">
            <text:p>121.82</text:p>
          </table:table-cell>
          <table:table-cell table:formula="of:=[.D98]*[.$E$94]" office:value-type="float" office:value="24.364" calcext:value-type="float">
            <text:p>24.36</text:p>
          </table:table-cell>
          <table:table-cell table:formula="of:=260 + 0.8*POWER([.B98];0.67) + 1.6*POWER([.A98]-[.B98];0.67)" office:value-type="float" office:value="301.200359010338" calcext:value-type="float">
            <text:p>301.20</text:p>
          </table:table-cell>
          <table:table-cell table:style-name="Default"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121.82" office:value-type="float" office:value="121.82" calcext:value-type="float">
            <text:p>121.82</text:p>
          </table:table-cell>
          <table:table-cell table:formula="of:=[.D99]*[.$E$94]" office:value-type="float" office:value="30.455" calcext:value-type="float">
            <text:p>30.46</text:p>
          </table:table-cell>
          <table:table-cell table:formula="of:=260 + 0.8*POWER([.B99];0.67) + 1.6*POWER([.A99]-[.B99];0.67)" office:value-type="float" office:value="300.840186245874" calcext:value-type="float">
            <text:p>300.84</text:p>
          </table:table-cell>
          <table:table-cell table:style-name="Default" office:value-type="float" office:value="5" calcext:value-type="float">
            <text:p>5</text:p>
          </table:table-cell>
          <table:table-cell/>
        </table:table-row>
        <table:table-row table:style-name="ro1">
          <table:table-cell table:formula="of:=121.82" office:value-type="float" office:value="121.82" calcext:value-type="float">
            <text:p>121.82</text:p>
          </table:table-cell>
          <table:table-cell table:formula="of:=[.D100]*[.$E$94]" office:value-type="float" office:value="36.546" calcext:value-type="float">
            <text:p>36.55</text:p>
          </table:table-cell>
          <table:table-cell table:formula="of:=260 + 0.8*POWER([.B100];0.67) + 1.6*POWER([.A100]-[.B100];0.67)" office:value-type="float" office:value="300.377073749136" calcext:value-type="float">
            <text:p>300.38</text:p>
          </table:table-cell>
          <table:table-cell table:style-name="Default" office:value-type="float" office:value="6" calcext:value-type="float">
            <text:p>6</text:p>
          </table:table-cell>
          <table:table-cell/>
        </table:table-row>
        <table:table-row table:style-name="ro1">
          <table:table-cell table:formula="of:=121.82" office:value-type="float" office:value="121.82" calcext:value-type="float">
            <text:p>121.82</text:p>
          </table:table-cell>
          <table:table-cell table:formula="of:=[.D101]*[.$E$94]" office:value-type="float" office:value="42.637" calcext:value-type="float">
            <text:p>42.64</text:p>
          </table:table-cell>
          <table:table-cell table:formula="of:=260 + 0.8*POWER([.B101];0.67) + 1.6*POWER([.A101]-[.B101];0.67)" office:value-type="float" office:value="299.823264769176" calcext:value-type="float">
            <text:p>299.82</text:p>
          </table:table-cell>
          <table:table-cell table:style-name="Default" office:value-type="float" office:value="7" calcext:value-type="float">
            <text:p>7</text:p>
          </table:table-cell>
          <table:table-cell/>
        </table:table-row>
        <table:table-row table:style-name="ro1">
          <table:table-cell table:formula="of:=121.82" office:value-type="float" office:value="121.82" calcext:value-type="float">
            <text:p>121.82</text:p>
          </table:table-cell>
          <table:table-cell table:formula="of:=[.D102]*[.$E$94]" office:value-type="float" office:value="48.728" calcext:value-type="float">
            <text:p>48.73</text:p>
          </table:table-cell>
          <table:table-cell table:formula="of:=260 + 0.8*POWER([.B102];0.67) + 1.6*POWER([.A102]-[.B102];0.67)" office:value-type="float" office:value="299.185381900883" calcext:value-type="float">
            <text:p>299.19</text:p>
          </table:table-cell>
          <table:table-cell table:style-name="Default" office:value-type="float" office:value="8" calcext:value-type="float">
            <text:p>8</text:p>
          </table:table-cell>
          <table:table-cell/>
        </table:table-row>
        <table:table-row table:style-name="ro1">
          <table:table-cell table:formula="of:=121.82" office:value-type="float" office:value="121.82" calcext:value-type="float">
            <text:p>121.82</text:p>
          </table:table-cell>
          <table:table-cell table:formula="of:=[.D103]*[.$E$94]" office:value-type="float" office:value="54.819" calcext:value-type="float">
            <text:p>54.82</text:p>
          </table:table-cell>
          <table:table-cell table:formula="of:=260 + 0.8*POWER([.B103];0.67) + 1.6*POWER([.A103]-[.B103];0.67)" office:value-type="float" office:value="298.466351951097" calcext:value-type="float">
            <text:p>298.47</text:p>
          </table:table-cell>
          <table:table-cell table:style-name="Default" office:value-type="float" office:value="9" calcext:value-type="float">
            <text:p>9</text:p>
          </table:table-cell>
          <table:table-cell/>
        </table:table-row>
        <table:table-row table:style-name="ro1">
          <table:table-cell table:formula="of:=121.82" office:value-type="float" office:value="121.82" calcext:value-type="float">
            <text:p>121.82</text:p>
          </table:table-cell>
          <table:table-cell table:formula="of:=[.D104]*[.$E$94]" office:value-type="float" office:value="60.91" calcext:value-type="float">
            <text:p>60.91</text:p>
          </table:table-cell>
          <table:table-cell table:formula="of:=260 + 0.8*POWER([.B104];0.67) + 1.6*POWER([.A104]-[.B104];0.67)" office:value-type="float" office:value="297.666268974988" calcext:value-type="float">
            <text:p>297.67</text:p>
          </table:table-cell>
          <table:table-cell table:style-name="Default"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121.82" office:value-type="float" office:value="121.82" calcext:value-type="float">
            <text:p>121.82</text:p>
          </table:table-cell>
          <table:table-cell table:formula="of:=[.D105]*[.$E$94]" office:value-type="float" office:value="67.001" calcext:value-type="float">
            <text:p>67.00</text:p>
          </table:table-cell>
          <table:table-cell table:formula="of:=260 + 0.8*POWER([.B105];0.67) + 1.6*POWER([.A105]-[.B105];0.67)" office:value-type="float" office:value="296.782689774271" calcext:value-type="float">
            <text:p>296.78</text:p>
          </table:table-cell>
          <table:table-cell table:style-name="Default" office:value-type="float" office:value="11" calcext:value-type="float">
            <text:p>11</text:p>
          </table:table-cell>
          <table:table-cell/>
        </table:table-row>
        <table:table-row table:style-name="ro1">
          <table:table-cell table:formula="of:=121.82" office:value-type="float" office:value="121.82" calcext:value-type="float">
            <text:p>121.82</text:p>
          </table:table-cell>
          <table:table-cell table:formula="of:=[.D106]*[.$E$94]" office:value-type="float" office:value="73.092" calcext:value-type="float">
            <text:p>73.09</text:p>
          </table:table-cell>
          <table:table-cell table:formula="of:=260 + 0.8*POWER([.B106];0.67) + 1.6*POWER([.A106]-[.B106];0.67)" office:value-type="float" office:value="295.810526749529" calcext:value-type="float">
            <text:p>295.81</text:p>
          </table:table-cell>
          <table:table-cell table:style-name="Default" office:value-type="float" office:value="12" calcext:value-type="float">
            <text:p>12</text:p>
          </table:table-cell>
          <table:table-cell/>
        </table:table-row>
        <table:table-row table:style-name="ro1">
          <table:table-cell table:formula="of:=121.82" office:value-type="float" office:value="121.82" calcext:value-type="float">
            <text:p>121.82</text:p>
          </table:table-cell>
          <table:table-cell table:formula="of:=[.D107]*[.$E$94]" office:value-type="float" office:value="79.183" calcext:value-type="float">
            <text:p>79.18</text:p>
          </table:table-cell>
          <table:table-cell table:formula="of:=260 + 0.8*POWER([.B107];0.67) + 1.6*POWER([.A107]-[.B107];0.67)" office:value-type="float" office:value="294.741534842862" calcext:value-type="float">
            <text:p>294.74</text:p>
          </table:table-cell>
          <table:table-cell table:style-name="Default" office:value-type="float" office:value="13" calcext:value-type="float">
            <text:p>13</text:p>
          </table:table-cell>
          <table:table-cell/>
        </table:table-row>
        <table:table-row table:style-name="ro1">
          <table:table-cell table:formula="of:=121.82" office:value-type="float" office:value="121.82" calcext:value-type="float">
            <text:p>121.82</text:p>
          </table:table-cell>
          <table:table-cell table:formula="of:=[.D108]*[.$E$94]" office:value-type="float" office:value="85.274" calcext:value-type="float">
            <text:p>85.27</text:p>
          </table:table-cell>
          <table:table-cell table:formula="of:=260 + 0.8*POWER([.B108];0.67) + 1.6*POWER([.A108]-[.B108];0.67)" office:value-type="float" office:value="293.563233673938" calcext:value-type="float">
            <text:p>293.56</text:p>
          </table:table-cell>
          <table:table-cell table:style-name="Default" office:value-type="float" office:value="14" calcext:value-type="float">
            <text:p>14</text:p>
          </table:table-cell>
          <table:table-cell/>
        </table:table-row>
        <table:table-row table:style-name="ro1">
          <table:table-cell table:formula="of:=121.82" office:value-type="float" office:value="121.82" calcext:value-type="float">
            <text:p>121.82</text:p>
          </table:table-cell>
          <table:table-cell table:formula="of:=[.D109]*[.$E$94]" office:value-type="float" office:value="91.365" calcext:value-type="float">
            <text:p>91.37</text:p>
          </table:table-cell>
          <table:table-cell table:formula="of:=260 + 0.8*POWER([.B109];0.67) + 1.6*POWER([.A109]-[.B109];0.67)" office:value-type="float" office:value="292.256844090411" calcext:value-type="float">
            <text:p>292.26</text:p>
          </table:table-cell>
          <table:table-cell table:style-name="Default" office:value-type="float" office:value="15" calcext:value-type="float">
            <text:p>15</text:p>
          </table:table-cell>
          <table:table-cell/>
        </table:table-row>
        <table:table-row table:style-name="ro1">
          <table:table-cell table:formula="of:=121.82" office:value-type="float" office:value="121.82" calcext:value-type="float">
            <text:p>121.82</text:p>
          </table:table-cell>
          <table:table-cell table:formula="of:=[.D110]*[.$E$94]" office:value-type="float" office:value="97.456" calcext:value-type="float">
            <text:p>97.46</text:p>
          </table:table-cell>
          <table:table-cell table:formula="of:=260 + 0.8*POWER([.B110];0.67) + 1.6*POWER([.A110]-[.B110];0.67)" office:value-type="float" office:value="290.793197757795" calcext:value-type="float">
            <text:p>290.79</text:p>
          </table:table-cell>
          <table:table-cell table:style-name="Default" office:value-type="float" office:value="16" calcext:value-type="float">
            <text:p>16</text:p>
          </table:table-cell>
          <table:table-cell/>
        </table:table-row>
        <table:table-row table:style-name="ro1">
          <table:table-cell table:formula="of:=121.82" office:value-type="float" office:value="121.82" calcext:value-type="float">
            <text:p>121.82</text:p>
          </table:table-cell>
          <table:table-cell table:formula="of:=[.D111]*[.$E$94]" office:value-type="float" office:value="103.547" calcext:value-type="float">
            <text:p>103.55</text:p>
          </table:table-cell>
          <table:table-cell table:formula="of:=260 + 0.8*POWER([.B111];0.67) + 1.6*POWER([.A111]-[.B111];0.67)" office:value-type="float" office:value="289.12374687591" calcext:value-type="float">
            <text:p>289.12</text:p>
          </table:table-cell>
          <table:table-cell table:style-name="Default" office:value-type="float" office:value="17" calcext:value-type="float">
            <text:p>17</text:p>
          </table:table-cell>
          <table:table-cell/>
        </table:table-row>
        <table:table-row table:style-name="ro1">
          <table:table-cell table:formula="of:=121.82" office:value-type="float" office:value="121.82" calcext:value-type="float">
            <text:p>121.82</text:p>
          </table:table-cell>
          <table:table-cell table:formula="of:=[.D112]*[.$E$94]" office:value-type="float" office:value="109.638" calcext:value-type="float">
            <text:p>109.64</text:p>
          </table:table-cell>
          <table:table-cell table:formula="of:=260 + 0.8*POWER([.B112];0.67) + 1.6*POWER([.A112]-[.B112];0.67)" office:value-type="float" office:value="287.156878178923" calcext:value-type="float">
            <text:p>287.16</text:p>
          </table:table-cell>
          <table:table-cell table:style-name="Default" office:value-type="float" office:value="18" calcext:value-type="float">
            <text:p>18</text:p>
          </table:table-cell>
          <table:table-cell/>
        </table:table-row>
        <table:table-row table:style-name="ro1">
          <table:table-cell table:formula="of:=121.82" office:value-type="float" office:value="121.82" calcext:value-type="float">
            <text:p>121.82</text:p>
          </table:table-cell>
          <table:table-cell table:formula="of:=[.D113]*[.$E$94]" office:value-type="float" office:value="115.729" calcext:value-type="float">
            <text:p>115.73</text:p>
          </table:table-cell>
          <table:table-cell table:formula="of:=260 + 0.8*POWER([.B113];0.67) + 1.6*POWER([.A113]-[.B113];0.67)" office:value-type="float" office:value="284.670334787906" calcext:value-type="float">
            <text:p>284.67</text:p>
          </table:table-cell>
          <table:table-cell table:style-name="Default" office:value-type="float" office:value="19" calcext:value-type="float">
            <text:p>19</text:p>
          </table:table-cell>
          <table:table-cell/>
        </table:table-row>
        <table:table-row table:style-name="ro1">
          <table:table-cell table:formula="of:=121.82" office:value-type="float" office:value="121.82" calcext:value-type="float">
            <text:p>121.82</text:p>
          </table:table-cell>
          <table:table-cell table:formula="of:=[.D114]*[.$E$94]" office:value-type="float" office:value="121.82" calcext:value-type="float">
            <text:p>121.82</text:p>
          </table:table-cell>
          <table:table-cell table:formula="of:=260 + 0.8*POWER([.B114];0.67) + 1.6*POWER([.A114]-[.B114];0.67)" office:value-type="float" office:value="279.976594117686" calcext:value-type="float">
            <text:p>279.98</text:p>
          </table:table-cell>
          <table:table-cell table:style-name="Default" office:value-type="float" office:value="20" calcext:value-type="float">
            <text:p>2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1" number:min-decimal-places="11" number:min-integer-digits="1"/>
    </number:number-style>
    <number:number-style style:name="N122">
      <number:number number:decimal-places="12" number:min-decimal-places="12" number:min-integer-digits="1"/>
    </number:number-style>
    <number:number-style style:name="N123">
      <number:number number:decimal-places="13" number:min-decimal-places="13" number:min-integer-digits="1"/>
    </number:number-style>
    <number:number-style style:name="N124">
      <number:number number:decimal-places="14" number:min-decimal-places="14" number:min-integer-digits="1"/>
    </number:number-style>
    <number:number-style style:name="N125">
      <number:number number:decimal-places="15" number:min-decimal-places="15" number:min-integer-digits="1"/>
    </number:number-style>
    <number:number-style style:name="N126">
      <number:number number:decimal-places="16" number:min-decimal-places="16" number:min-integer-digits="1"/>
    </number:number-style>
    <number:number-style style:name="N127">
      <number:number number:decimal-places="17" number:min-decimal-places="17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0-20">00/00/0000</text:date>, <text:time style:data-style-name="N2" text:time-value="21:34:44.551743552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10-20T21:10:19.834811229</meta:creation-date>
    <dc:date>2021-10-20T21:35:15.609379181</dc:date>
    <meta:editing-duration>PT23M56S</meta:editing-duration>
    <meta:editing-cycles>12</meta:editing-cycles>
    <meta:generator>LibreOffice/7.2.0.4$Linux_X86_64 LibreOffice_project/9a9c6381e3f7a62afc1329bd359cc48accb6435b</meta:generator>
    <meta:document-statistic meta:table-count="1" meta:cell-count="450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chartooo="http://openoffice.org/2010/chart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3">
      <style:chart-properties chart:display-label="true" chart:logarithmic="false" chart:origin="0" chart:interval-major="10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circle" chart:symbol-width="0.1cm" chart:symbol-height="0.1cm" chart:link-data-style-to-source="true"/>
      <style:graphic-properties svg:stroke-width="0.025cm" svg:stroke-color="#ff0000" draw:fill-color="#ff000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1cm" chart:symbol-height="0.1cm" chart:link-data-style-to-source="true"/>
      <style:graphic-properties svg:stroke-width="0.025cm" svg:stroke-color="#ff8000" draw:fill-color="#ff800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1cm" chart:symbol-height="0.1cm" chart:link-data-style-to-source="true"/>
      <style:graphic-properties svg:stroke-width="0.025cm" svg:stroke-color="#00a933" draw:fill-color="#00a93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1cm" chart:symbol-height="0.1cm" chart:link-data-style-to-source="true"/>
      <style:graphic-properties svg:stroke-width="0.025cm" svg:stroke-color="#800080" draw:fill-color="#80008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1cm" chart:symbol-height="0.1cm" chart:link-data-style-to-source="true"/>
      <style:graphic-properties svg:stroke-width="0.025cm" svg:stroke-color="#2a6099" draw:fill-color="#2a6099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74cm" svg:y="3.205cm" style:legend-expansion="high" chart:style-name="ch2"/>
        <chart:plot-area chart:style-name="ch3" table:cell-range-address="Sheet1.B2:Sheet1.C22 Sheet1.D1:Sheet1.D1 Sheet1.D24:Sheet1.D24 Sheet1.C25:Sheet1.C45 Sheet1.D47:Sheet1.D47 Sheet1.C48:Sheet1.C68 Sheet1.D70:Sheet1.D70 Sheet1.C71:Sheet1.C91 Sheet1.D93:Sheet1.D93 Sheet1.C94:Sheet1.C114" chart:data-source-has-labels="row" svg:x="1.331cm" svg:y="0.18cm" svg:width="11.523cm" svg:height="7.659cm">
          <chart:coordinate-region svg:x="2.138cm" svg:y="0.379cm" svg:width="10.436cm" svg:height="6.813cm"/>
          <chart:axis chart:dimension="x" chart:name="primary-x" chart:style-name="ch4">
            <chart:title svg:x="5.222cm" svg:y="8.019cm" chart:style-name="ch5">
              <text:p>Управление X, млн. руб.</text:p>
            </chart:title>
            <chart:grid chart:style-name="ch6" chart:class="major"/>
          </chart:axis>
          <chart:axis chart:dimension="y" chart:name="primary-y" chart:style-name="ch7">
            <chart:title svg:x="0.451cm" svg:y="5.693cm" chart:style-name="ch8">
              <text:p>Выигрыш w, млн. руб.</text:p>
            </chart:title>
            <chart:grid chart:style-name="ch6" chart:class="major"/>
          </chart:axis>
          <chart:series chart:style-name="ch9" chart:values-cell-range-address="Sheet1.C2:Sheet1.C22" chart:label-cell-address="Sheet1.D1:Sheet1.D1" chart:class="chart:scatter">
            <chart:domain table:cell-range-address="Sheet1.B2:Sheet1.B22"/>
            <chart:data-point chart:repeated="21"/>
          </chart:series>
          <chart:series chart:style-name="ch10" chart:values-cell-range-address="Sheet1.C25:Sheet1.C45" chart:label-cell-address="Sheet1.D24:Sheet1.D24" chart:class="chart:scatter">
            <chart:domain table:cell-range-address="Sheet1.B25:Sheet1.B45"/>
            <chart:data-point chart:repeated="21"/>
          </chart:series>
          <chart:series chart:style-name="ch11" chart:values-cell-range-address="Sheet1.C48:Sheet1.C68" chart:label-cell-address="Sheet1.D47:Sheet1.D47" chart:class="chart:scatter">
            <chart:domain table:cell-range-address="Sheet1.B48:Sheet1.B68"/>
            <chart:data-point chart:repeated="21"/>
          </chart:series>
          <chart:series chart:style-name="ch12" chart:values-cell-range-address="Sheet1.C71:Sheet1.C91" chart:label-cell-address="Sheet1.D70:Sheet1.D70" chart:class="chart:scatter">
            <chart:domain table:cell-range-address="Sheet1.B71:Sheet1.B91"/>
            <chart:data-point chart:repeated="21"/>
          </chart:series>
          <chart:series chart:style-name="ch13" chart:values-cell-range-address="Sheet1.C94:Sheet1.C114" chart:label-cell-address="Sheet1.D93:Sheet1.D93" chart:class="chart:scatter">
            <chart:domain table:cell-range-address="Sheet1.B94:Sheet1.B114"/>
            <chart:data-point chart:repeated="2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K=74.97</text:p>
                <draw:g>
                  <svg:desc>Sheet1.D1:Sheet1.D1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K=86.68</text:p>
                <draw:g>
                  <svg:desc>Sheet1.D24:Sheet1.D24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K=98.39</text:p>
                <draw:g>
                  <svg:desc>Sheet1.D47:Sheet1.D47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K=110.11</text:p>
                <draw:g>
                  <svg:desc>Sheet1.D70:Sheet1.D70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K=121.82</text:p>
                <draw:g>
                  <svg:desc>Sheet1.D93:Sheet1.D9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2:Sheet1.B22</svg:desc>
                </draw:g>
              </table:table-cell>
              <table:table-cell office:value-type="float" office:value="288.859886244351">
                <text:p>288.859886244351</text:p>
                <draw:g>
                  <svg:desc>Sheet1.C2:Sheet1.C22</svg:desc>
                </draw:g>
              </table:table-cell>
              <table:table-cell office:value-type="float" office:value="0">
                <text:p>0</text:p>
                <draw:g>
                  <svg:desc>Sheet1.B25:Sheet1.B45</svg:desc>
                </draw:g>
              </table:table-cell>
              <table:table-cell office:value-type="float" office:value="291.807215215326">
                <text:p>291.807215215326</text:p>
                <draw:g>
                  <svg:desc>Sheet1.C25:Sheet1.C45</svg:desc>
                </draw:g>
              </table:table-cell>
              <table:table-cell office:value-type="float" office:value="0">
                <text:p>0</text:p>
                <draw:g>
                  <svg:desc>Sheet1.B48:Sheet1.B68</svg:desc>
                </draw:g>
              </table:table-cell>
              <table:table-cell office:value-type="float" office:value="294.625585533308">
                <text:p>294.625585533308</text:p>
                <draw:g>
                  <svg:desc>Sheet1.C48:Sheet1.C68</svg:desc>
                </draw:g>
              </table:table-cell>
              <table:table-cell office:value-type="float" office:value="0">
                <text:p>0</text:p>
                <draw:g>
                  <svg:desc>Sheet1.B71:Sheet1.B91</svg:desc>
                </draw:g>
              </table:table-cell>
              <table:table-cell office:value-type="float" office:value="297.337386345106">
                <text:p>297.337386345106</text:p>
                <draw:g>
                  <svg:desc>Sheet1.C71:Sheet1.C91</svg:desc>
                </draw:g>
              </table:table-cell>
              <table:table-cell office:value-type="float" office:value="0">
                <text:p>0</text:p>
                <draw:g>
                  <svg:desc>Sheet1.B94:Sheet1.B114</svg:desc>
                </draw:g>
              </table:table-cell>
              <table:table-cell office:value-type="float" office:value="299.953188235372">
                <text:p>299.953188235372</text:p>
                <draw:g>
                  <svg:desc>Sheet1.C94:Sheet1.C1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7485">
                <text:p>3.7485</text:p>
              </table:table-cell>
              <table:table-cell office:value-type="float" office:value="289.823907097003">
                <text:p>289.823907097003</text:p>
              </table:table-cell>
              <table:table-cell office:value-type="float" office:value="4.334">
                <text:p>4.334</text:p>
              </table:table-cell>
              <table:table-cell office:value-type="float" office:value="292.86968713475">
                <text:p>292.86968713475</text:p>
              </table:table-cell>
              <table:table-cell office:value-type="float" office:value="4.9195">
                <text:p>4.9195</text:p>
              </table:table-cell>
              <table:table-cell office:value-type="float" office:value="295.782200850735">
                <text:p>295.782200850735</text:p>
              </table:table-cell>
              <table:table-cell office:value-type="float" office:value="5.5055">
                <text:p>5.5055</text:p>
              </table:table-cell>
              <table:table-cell office:value-type="float" office:value="298.584585267357">
                <text:p>298.584585267357</text:p>
              </table:table-cell>
              <table:table-cell office:value-type="float" office:value="6.091">
                <text:p>6.091</text:p>
              </table:table-cell>
              <table:table-cell office:value-type="float" office:value="301.28776406366">
                <text:p>301.287764063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.497">
                <text:p>7.497</text:p>
              </table:table-cell>
              <table:table-cell office:value-type="float" office:value="289.977933652203">
                <text:p>289.977933652203</text:p>
              </table:table-cell>
              <table:table-cell office:value-type="float" office:value="8.668">
                <text:p>8.668</text:p>
              </table:table-cell>
              <table:table-cell office:value-type="float" office:value="293.039443721752">
                <text:p>293.039443721752</text:p>
              </table:table-cell>
              <table:table-cell office:value-type="float" office:value="9.839">
                <text:p>9.839</text:p>
              </table:table-cell>
              <table:table-cell office:value-type="float" office:value="295.96699921121">
                <text:p>295.96699921121</text:p>
              </table:table-cell>
              <table:table-cell office:value-type="float" office:value="11.011">
                <text:p>11.011</text:p>
              </table:table-cell>
              <table:table-cell office:value-type="float" office:value="298.783856634895">
                <text:p>298.783856634895</text:p>
              </table:table-cell>
              <table:table-cell office:value-type="float" office:value="12.182">
                <text:p>12.182</text:p>
              </table:table-cell>
              <table:table-cell office:value-type="float" office:value="301.50099608755">
                <text:p>301.500996087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.2455">
                <text:p>11.2455</text:p>
              </table:table-cell>
              <table:table-cell office:value-type="float" office:value="289.930493740934">
                <text:p>289.930493740934</text:p>
              </table:table-cell>
              <table:table-cell office:value-type="float" office:value="13.002">
                <text:p>13.002</text:p>
              </table:table-cell>
              <table:table-cell office:value-type="float" office:value="292.987158988031">
                <text:p>292.987158988031</text:p>
              </table:table-cell>
              <table:table-cell office:value-type="float" office:value="14.7585">
                <text:p>14.7585</text:p>
              </table:table-cell>
              <table:table-cell office:value-type="float" office:value="295.910081637405">
                <text:p>295.910081637405</text:p>
              </table:table-cell>
              <table:table-cell office:value-type="float" office:value="16.5165">
                <text:p>16.5165</text:p>
              </table:table-cell>
              <table:table-cell office:value-type="float" office:value="298.722481400072">
                <text:p>298.722481400072</text:p>
              </table:table-cell>
              <table:table-cell office:value-type="float" office:value="18.273">
                <text:p>18.273</text:p>
              </table:table-cell>
              <table:table-cell office:value-type="float" office:value="301.435320994837">
                <text:p>301.4353209948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.994">
                <text:p>14.994</text:p>
              </table:table-cell>
              <table:table-cell office:value-type="float" office:value="289.760770711462">
                <text:p>289.760770711462</text:p>
              </table:table-cell>
              <table:table-cell office:value-type="float" office:value="17.336">
                <text:p>17.336</text:p>
              </table:table-cell>
              <table:table-cell office:value-type="float" office:value="292.800102917202">
                <text:p>292.800102917202</text:p>
              </table:table-cell>
              <table:table-cell office:value-type="float" office:value="19.678">
                <text:p>19.678</text:p>
              </table:table-cell>
              <table:table-cell office:value-type="float" office:value="295.706450922294">
                <text:p>295.706450922294</text:p>
              </table:table-cell>
              <table:table-cell office:value-type="float" office:value="22.022">
                <text:p>22.022</text:p>
              </table:table-cell>
              <table:table-cell office:value-type="float" office:value="298.5029027687">
                <text:p>298.5029027687</text:p>
              </table:table-cell>
              <table:table-cell office:value-type="float" office:value="24.364">
                <text:p>24.364</text:p>
              </table:table-cell>
              <table:table-cell office:value-type="float" office:value="301.200359010338">
                <text:p>301.2003590103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.7425">
                <text:p>18.7425</text:p>
              </table:table-cell>
              <table:table-cell office:value-type="float" office:value="289.500602612998">
                <text:p>289.500602612998</text:p>
              </table:table-cell>
              <table:table-cell office:value-type="float" office:value="21.67">
                <text:p>21.67</text:p>
              </table:table-cell>
              <table:table-cell office:value-type="float" office:value="292.513365033694">
                <text:p>292.513365033694</text:p>
              </table:table-cell>
              <table:table-cell office:value-type="float" office:value="24.5975">
                <text:p>24.5975</text:p>
              </table:table-cell>
              <table:table-cell office:value-type="float" office:value="295.394305799125">
                <text:p>295.394305799125</text:p>
              </table:table-cell>
              <table:table-cell office:value-type="float" office:value="27.5275">
                <text:p>27.5275</text:p>
              </table:table-cell>
              <table:table-cell office:value-type="float" office:value="298.166311116025">
                <text:p>298.166311116025</text:p>
              </table:table-cell>
              <table:table-cell office:value-type="float" office:value="30.455">
                <text:p>30.455</text:p>
              </table:table-cell>
              <table:table-cell office:value-type="float" office:value="300.840186245874">
                <text:p>300.8401862458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.491">
                <text:p>22.491</text:p>
              </table:table-cell>
              <table:table-cell office:value-type="float" office:value="289.166076770018">
                <text:p>289.166076770018</text:p>
              </table:table-cell>
              <table:table-cell office:value-type="float" office:value="26.004">
                <text:p>26.004</text:p>
              </table:table-cell>
              <table:table-cell office:value-type="float" office:value="292.144675587288">
                <text:p>292.144675587288</text:p>
              </table:table-cell>
              <table:table-cell office:value-type="float" office:value="29.517">
                <text:p>29.517</text:p>
              </table:table-cell>
              <table:table-cell office:value-type="float" office:value="294.992947557753">
                <text:p>294.992947557753</text:p>
              </table:table-cell>
              <table:table-cell office:value-type="float" office:value="33.033">
                <text:p>33.033</text:p>
              </table:table-cell>
              <table:table-cell office:value-type="float" office:value="297.733519367089">
                <text:p>297.733519367089</text:p>
              </table:table-cell>
              <table:table-cell office:value-type="float" office:value="36.546">
                <text:p>36.546</text:p>
              </table:table-cell>
              <table:table-cell office:value-type="float" office:value="300.377073749136">
                <text:p>300.3770737491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6.2395">
                <text:p>26.2395</text:p>
              </table:table-cell>
              <table:table-cell office:value-type="float" office:value="288.766037001763">
                <text:p>288.766037001763</text:p>
              </table:table-cell>
              <table:table-cell office:value-type="float" office:value="30.338">
                <text:p>30.338</text:p>
              </table:table-cell>
              <table:table-cell office:value-type="float" office:value="291.703781576277">
                <text:p>291.703781576277</text:p>
              </table:table-cell>
              <table:table-cell office:value-type="float" office:value="34.4365">
                <text:p>34.4365</text:p>
              </table:table-cell>
              <table:table-cell office:value-type="float" office:value="294.512986857452">
                <text:p>294.512986857452</text:p>
              </table:table-cell>
              <table:table-cell office:value-type="float" office:value="38.5385">
                <text:p>38.5385</text:p>
              </table:table-cell>
              <table:table-cell office:value-type="float" office:value="297.215969185003">
                <text:p>297.215969185003</text:p>
              </table:table-cell>
              <table:table-cell office:value-type="float" office:value="42.637">
                <text:p>42.637</text:p>
              </table:table-cell>
              <table:table-cell office:value-type="float" office:value="299.823264769176">
                <text:p>299.8232647691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9.988">
                <text:p>29.988</text:p>
              </table:table-cell>
              <table:table-cell office:value-type="float" office:value="288.305267090042">
                <text:p>288.305267090042</text:p>
              </table:table-cell>
              <table:table-cell office:value-type="float" office:value="34.672">
                <text:p>34.672</text:p>
              </table:table-cell>
              <table:table-cell office:value-type="float" office:value="291.195955328358">
                <text:p>291.195955328358</text:p>
              </table:table-cell>
              <table:table-cell office:value-type="float" office:value="39.356">
                <text:p>39.356</text:p>
              </table:table-cell>
              <table:table-cell office:value-type="float" office:value="293.960163195766">
                <text:p>293.960163195766</text:p>
              </table:table-cell>
              <table:table-cell office:value-type="float" office:value="44.044">
                <text:p>44.044</text:p>
              </table:table-cell>
              <table:table-cell office:value-type="float" office:value="296.619849572318">
                <text:p>296.619849572318</text:p>
              </table:table-cell>
              <table:table-cell office:value-type="float" office:value="48.728">
                <text:p>48.728</text:p>
              </table:table-cell>
              <table:table-cell office:value-type="float" office:value="299.185381900883">
                <text:p>299.1853819008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3.7365">
                <text:p>33.7365</text:p>
              </table:table-cell>
              <table:table-cell office:value-type="float" office:value="287.785881191854">
                <text:p>287.785881191854</text:p>
              </table:table-cell>
              <table:table-cell office:value-type="float" office:value="39.006">
                <text:p>39.006</text:p>
              </table:table-cell>
              <table:table-cell office:value-type="float" office:value="290.62352690977">
                <text:p>290.62352690977</text:p>
              </table:table-cell>
              <table:table-cell office:value-type="float" office:value="44.2755">
                <text:p>44.2755</text:p>
              </table:table-cell>
              <table:table-cell office:value-type="float" office:value="293.337013101193">
                <text:p>293.337013101193</text:p>
              </table:table-cell>
              <table:table-cell office:value-type="float" office:value="49.5495">
                <text:p>49.5495</text:p>
              </table:table-cell>
              <table:table-cell office:value-type="float" office:value="295.947895712948">
                <text:p>295.947895712948</text:p>
              </table:table-cell>
              <table:table-cell office:value-type="float" office:value="54.819">
                <text:p>54.819</text:p>
              </table:table-cell>
              <table:table-cell office:value-type="float" office:value="298.466351951097">
                <text:p>298.4663519510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7.485">
                <text:p>37.485</text:p>
              </table:table-cell>
              <table:table-cell office:value-type="float" office:value="287.207947247246">
                <text:p>287.207947247246</text:p>
              </table:table-cell>
              <table:table-cell office:value-type="float" office:value="43.34">
                <text:p>43.34</text:p>
              </table:table-cell>
              <table:table-cell office:value-type="float" office:value="289.98657119897">
                <text:p>289.98657119897</text:p>
              </table:table-cell>
              <table:table-cell office:value-type="float" office:value="49.195">
                <text:p>49.195</text:p>
              </table:table-cell>
              <table:table-cell office:value-type="float" office:value="292.643618087013">
                <text:p>292.643618087013</text:p>
              </table:table-cell>
              <table:table-cell office:value-type="float" office:value="55.055">
                <text:p>55.055</text:p>
              </table:table-cell>
              <table:table-cell office:value-type="float" office:value="295.200195504116">
                <text:p>295.200195504116</text:p>
              </table:table-cell>
              <table:table-cell office:value-type="float" office:value="60.91">
                <text:p>60.91</text:p>
              </table:table-cell>
              <table:table-cell office:value-type="float" office:value="297.666268974988">
                <text:p>297.6662689749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1.2335">
                <text:p>41.2335</text:p>
              </table:table-cell>
              <table:table-cell office:value-type="float" office:value="286.569700430237">
                <text:p>286.569700430237</text:p>
              </table:table-cell>
              <table:table-cell office:value-type="float" office:value="47.674">
                <text:p>47.674</text:p>
              </table:table-cell>
              <table:table-cell office:value-type="float" office:value="289.283143136323">
                <text:p>289.283143136323</text:p>
              </table:table-cell>
              <table:table-cell office:value-type="float" office:value="54.1145">
                <text:p>54.1145</text:p>
              </table:table-cell>
              <table:table-cell office:value-type="float" office:value="291.877860745956">
                <text:p>291.877860745956</text:p>
              </table:table-cell>
              <table:table-cell office:value-type="float" office:value="60.5605">
                <text:p>60.5605</text:p>
              </table:table-cell>
              <table:table-cell office:value-type="float" office:value="294.374465707802">
                <text:p>294.374465707802</text:p>
              </table:table-cell>
              <table:table-cell office:value-type="float" office:value="67.001">
                <text:p>67.001</text:p>
              </table:table-cell>
              <table:table-cell office:value-type="float" office:value="296.782689774271">
                <text:p>296.78268977427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4.982">
                <text:p>44.982</text:p>
              </table:table-cell>
              <table:table-cell office:value-type="float" office:value="285.867465751499">
                <text:p>285.867465751499</text:p>
              </table:table-cell>
              <table:table-cell office:value-type="float" office:value="52.008">
                <text:p>52.008</text:p>
              </table:table-cell>
              <table:table-cell office:value-type="float" office:value="288.509192422547">
                <text:p>288.509192422547</text:p>
              </table:table-cell>
              <table:table-cell office:value-type="float" office:value="59.034">
                <text:p>59.034</text:p>
              </table:table-cell>
              <table:table-cell office:value-type="float" office:value="291.035331890256">
                <text:p>291.035331890256</text:p>
              </table:table-cell>
              <table:table-cell office:value-type="float" office:value="66.066">
                <text:p>66.066</text:p>
              </table:table-cell>
              <table:table-cell office:value-type="float" office:value="293.465951818212">
                <text:p>293.465951818212</text:p>
              </table:table-cell>
              <table:table-cell office:value-type="float" office:value="73.092">
                <text:p>73.092</text:p>
              </table:table-cell>
              <table:table-cell office:value-type="float" office:value="295.810526749529">
                <text:p>295.81052674952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8.7305">
                <text:p>48.7305</text:p>
              </table:table-cell>
              <table:table-cell office:value-type="float" office:value="285.095287455219">
                <text:p>285.095287455219</text:p>
              </table:table-cell>
              <table:table-cell office:value-type="float" office:value="56.342">
                <text:p>56.342</text:p>
              </table:table-cell>
              <table:table-cell office:value-type="float" office:value="287.658155067568">
                <text:p>287.658155067568</text:p>
              </table:table-cell>
              <table:table-cell office:value-type="float" office:value="63.9535">
                <text:p>63.9535</text:p>
              </table:table-cell>
              <table:table-cell office:value-type="float" office:value="290.108885908507">
                <text:p>290.108885908507</text:p>
              </table:table-cell>
              <table:table-cell office:value-type="float" office:value="71.5715">
                <text:p>71.5715</text:p>
              </table:table-cell>
              <table:table-cell office:value-type="float" office:value="292.466948595143">
                <text:p>292.466948595143</text:p>
              </table:table-cell>
              <table:table-cell office:value-type="float" office:value="79.183">
                <text:p>79.183</text:p>
              </table:table-cell>
              <table:table-cell office:value-type="float" office:value="294.741534842862">
                <text:p>294.74153484286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2.479">
                <text:p>52.479</text:p>
              </table:table-cell>
              <table:table-cell office:value-type="float" office:value="284.244150432152">
                <text:p>284.244150432152</text:p>
              </table:table-cell>
              <table:table-cell office:value-type="float" office:value="60.676">
                <text:p>60.676</text:p>
              </table:table-cell>
              <table:table-cell office:value-type="float" office:value="286.72009529002">
                <text:p>286.72009529002</text:p>
              </table:table-cell>
              <table:table-cell office:value-type="float" office:value="68.873">
                <text:p>68.873</text:p>
              </table:table-cell>
              <table:table-cell office:value-type="float" office:value="289.087706630693">
                <text:p>289.087706630693</text:p>
              </table:table-cell>
              <table:table-cell office:value-type="float" office:value="77.077">
                <text:p>77.077</text:p>
              </table:table-cell>
              <table:table-cell office:value-type="float" office:value="291.365792769586">
                <text:p>291.365792769586</text:p>
              </table:table-cell>
              <table:table-cell office:value-type="float" office:value="85.274">
                <text:p>85.274</text:p>
              </table:table-cell>
              <table:table-cell office:value-type="float" office:value="293.563233673938">
                <text:p>293.5632336739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6.2275">
                <text:p>56.2275</text:p>
              </table:table-cell>
              <table:table-cell office:value-type="float" office:value="283.300489702267">
                <text:p>283.300489702267</text:p>
              </table:table-cell>
              <table:table-cell office:value-type="float" office:value="65.01">
                <text:p>65.01</text:p>
              </table:table-cell>
              <table:table-cell office:value-type="float" office:value="285.680062780136">
                <text:p>285.680062780136</text:p>
              </table:table-cell>
              <table:table-cell office:value-type="float" office:value="73.7925">
                <text:p>73.7925</text:p>
              </table:table-cell>
              <table:table-cell office:value-type="float" office:value="287.955519031602">
                <text:p>287.955519031602</text:p>
              </table:table-cell>
              <table:table-cell office:value-type="float" office:value="82.5825">
                <text:p>82.5825</text:p>
              </table:table-cell>
              <table:table-cell office:value-type="float" office:value="290.144934691627">
                <text:p>290.144934691627</text:p>
              </table:table-cell>
              <table:table-cell office:value-type="float" office:value="91.365">
                <text:p>91.365</text:p>
              </table:table-cell>
              <table:table-cell office:value-type="float" office:value="292.256844090411">
                <text:p>292.25684409041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9.976">
                <text:p>59.976</text:p>
              </table:table-cell>
              <table:table-cell office:value-type="float" office:value="282.243235737642">
                <text:p>282.243235737642</text:p>
              </table:table-cell>
              <table:table-cell office:value-type="float" office:value="69.344">
                <text:p>69.344</text:p>
              </table:table-cell>
              <table:table-cell office:value-type="float" office:value="284.514836274897">
                <text:p>284.514836274897</text:p>
              </table:table-cell>
              <table:table-cell office:value-type="float" office:value="78.712">
                <text:p>78.712</text:p>
              </table:table-cell>
              <table:table-cell office:value-type="float" office:value="286.687044261029">
                <text:p>286.687044261029</text:p>
              </table:table-cell>
              <table:table-cell office:value-type="float" office:value="88.088">
                <text:p>88.088</text:p>
              </table:table-cell>
              <table:table-cell office:value-type="float" office:value="288.777115726303">
                <text:p>288.777115726303</text:p>
              </table:table-cell>
              <table:table-cell office:value-type="float" office:value="97.456">
                <text:p>97.456</text:p>
              </table:table-cell>
              <table:table-cell office:value-type="float" office:value="290.793197757795">
                <text:p>290.7931977577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3.7245">
                <text:p>63.7245</text:p>
              </table:table-cell>
              <table:table-cell office:value-type="float" office:value="281.037320398473">
                <text:p>281.037320398473</text:p>
              </table:table-cell>
              <table:table-cell office:value-type="float" office:value="73.678">
                <text:p>73.678</text:p>
              </table:table-cell>
              <table:table-cell office:value-type="float" office:value="283.18576628482">
                <text:p>283.18576628482</text:p>
              </table:table-cell>
              <table:table-cell office:value-type="float" office:value="83.6315">
                <text:p>83.6315</text:p>
              </table:table-cell>
              <table:table-cell office:value-type="float" office:value="285.240208179668">
                <text:p>285.240208179668</text:p>
              </table:table-cell>
              <table:table-cell office:value-type="float" office:value="93.5935">
                <text:p>93.5935</text:p>
              </table:table-cell>
              <table:table-cell office:value-type="float" office:value="287.216966578908">
                <text:p>287.216966578908</text:p>
              </table:table-cell>
              <table:table-cell office:value-type="float" office:value="103.547">
                <text:p>103.547</text:p>
              </table:table-cell>
              <table:table-cell office:value-type="float" office:value="289.12374687591">
                <text:p>289.1237468759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7.473">
                <text:p>67.473</text:p>
              </table:table-cell>
              <table:table-cell office:value-type="float" office:value="279.616567528434">
                <text:p>279.616567528434</text:p>
              </table:table-cell>
              <table:table-cell office:value-type="float" office:value="78.012">
                <text:p>78.012</text:p>
              </table:table-cell>
              <table:table-cell office:value-type="float" office:value="281.619918383601">
                <text:p>281.619918383601</text:p>
              </table:table-cell>
              <table:table-cell office:value-type="float" office:value="88.551">
                <text:p>88.551</text:p>
              </table:table-cell>
              <table:table-cell office:value-type="float" office:value="283.535613795382">
                <text:p>283.535613795382</text:p>
              </table:table-cell>
              <table:table-cell office:value-type="float" office:value="99.099">
                <text:p>99.099</text:p>
              </table:table-cell>
              <table:table-cell office:value-type="float" office:value="285.378872056968">
                <text:p>285.378872056968</text:p>
              </table:table-cell>
              <table:table-cell office:value-type="float" office:value="109.638">
                <text:p>109.638</text:p>
              </table:table-cell>
              <table:table-cell office:value-type="float" office:value="287.156878178923">
                <text:p>287.15687817892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1.2215">
                <text:p>71.2215</text:p>
              </table:table-cell>
              <table:table-cell office:value-type="float" office:value="277.820431535891">
                <text:p>277.820431535891</text:p>
              </table:table-cell>
              <table:table-cell office:value-type="float" office:value="82.346">
                <text:p>82.346</text:p>
              </table:table-cell>
              <table:table-cell office:value-type="float" office:value="279.640351188253">
                <text:p>279.640351188253</text:p>
              </table:table-cell>
              <table:table-cell office:value-type="float" office:value="93.4705">
                <text:p>93.4705</text:p>
              </table:table-cell>
              <table:table-cell office:value-type="float" office:value="281.380641322079">
                <text:p>281.380641322079</text:p>
              </table:table-cell>
              <table:table-cell office:value-type="float" office:value="104.6045">
                <text:p>104.6045</text:p>
              </table:table-cell>
              <table:table-cell office:value-type="float" office:value="283.055126810222">
                <text:p>283.055126810222</text:p>
              </table:table-cell>
              <table:table-cell office:value-type="float" office:value="115.729">
                <text:p>115.729</text:p>
              </table:table-cell>
              <table:table-cell office:value-type="float" office:value="284.670334787906">
                <text:p>284.67033478790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4.97">
                <text:p>74.97</text:p>
              </table:table-cell>
              <table:table-cell office:value-type="float" office:value="274.429943122175">
                <text:p>274.429943122175</text:p>
              </table:table-cell>
              <table:table-cell office:value-type="float" office:value="86.68">
                <text:p>86.68</text:p>
              </table:table-cell>
              <table:table-cell office:value-type="float" office:value="275.903607607663">
                <text:p>275.903607607663</text:p>
              </table:table-cell>
              <table:table-cell office:value-type="float" office:value="98.39">
                <text:p>98.39</text:p>
              </table:table-cell>
              <table:table-cell office:value-type="float" office:value="277.312792766654">
                <text:p>277.312792766654</text:p>
              </table:table-cell>
              <table:table-cell office:value-type="float" office:value="110.11">
                <text:p>110.11</text:p>
              </table:table-cell>
              <table:table-cell office:value-type="float" office:value="278.668693172553">
                <text:p>278.668693172553</text:p>
              </table:table-cell>
              <table:table-cell office:value-type="float" office:value="121.82">
                <text:p>121.82</text:p>
              </table:table-cell>
              <table:table-cell office:value-type="float" office:value="279.976594117686">
                <text:p>279.97659411768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generator>LibreOffice/7.2.0.4$Linux_X86_64 LibreOffice_project/9a9c6381e3f7a62afc1329bd359cc48accb6435b</meta:generator>
  </office:meta>
</office:document-meta>
</file>

<file path=Object 1/styles.xml><?xml version="1.0" encoding="utf-8"?>
<office:document-styles xmlns:chartooo="http://openoffice.org/2010/chart" xmlns:css3t="http://www.w3.org/TR/css3-text/" xmlns:grddl="http://www.w3.org/2003/g/data-view#" xmlns:xhtml="http://www.w3.org/1999/xhtml" xmlns:dom="http://www.w3.org/2001/xml-event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tableooo="http://openoffice.org/2009/table" xmlns:of="urn:oasis:names:tc:opendocument:xmlns:of:1.2" xmlns:xlink="http://www.w3.org/1999/xlink" xmlns:fo="urn:oasis:names:tc:opendocument:xmlns:xsl-fo-compatible:1.0" xmlns:dc="http://purl.org/dc/elements/1.1/" xmlns:office="urn:oasis:names:tc:opendocument:xmlns:office:1.0" xmlns:style="urn:oasis:names:tc:opendocument:xmlns:style:1.0" xmlns:ooo="http://openoffice.org/2004/office" xmlns:chart="urn:oasis:names:tc:opendocument:xmlns:chart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xmlns:oooc="http://openoffice.org/2004/calc" office:version="1.3">
  <office:styles/>
</office:document-styles>
</file>